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23.27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3.87mm"/>
    </style:style>
    <style:style style:name="co7" style:family="table-column">
      <style:table-column-properties fo:break-before="auto" style:column-width="81.54mm"/>
    </style:style>
    <style:style style:name="co8" style:family="table-column">
      <style:table-column-properties fo:break-before="auto" style:column-width="85.43mm"/>
    </style:style>
    <style:style style:name="co9" style:family="table-column">
      <style:table-column-properties fo:break-before="auto" style:column-width="74.63mm"/>
    </style:style>
    <style:style style:name="co10" style:family="table-column">
      <style:table-column-properties fo:break-before="auto" style:column-width="80.17mm"/>
    </style:style>
    <style:style style:name="co11" style:family="table-column">
      <style:table-column-properties fo:break-before="auto" style:column-width="86.52mm"/>
    </style:style>
    <style:style style:name="co12" style:family="table-column">
      <style:table-column-properties fo:break-before="auto" style:column-width="88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_4_CORES_PC" table:style-name="ta1">
        <table:shapes>
          <draw:frame draw:z-index="0" draw:style-name="gr1" draw:text-style-name="P1" svg:width="260.66mm" svg:height="131.49mm" svg:x="28.66mm" svg:y="308.39mm">
            <loext:p draw:notify-on-update-of-ranges="results_4_CORES_PC.G1:results_4_CORES_PC.G1 results_4_CORES_PC.G2:results_4_CORES_PC.G72 results_4_CORES_PC.C1:results_4_CORES_PC.C1 results_4_CORES_PC.C2:results_4_CORES_PC.C72 results_4_CORES_PC.D1:results_4_CORES_PC.D1 results_4_CORES_PC.D2:results_4_CORES_PC.D72 results_4_CORES_PC.E1:results_4_CORES_PC.E1 results_4_CORES_PC.E2:results_4_CORES_PC.E72 results_4_CORES_PC.F1:results_4_CORES_PC.F1 results_4_CORES_PC.F2:results_4_CORES_PC.F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4.48mm" svg:height="118.27mm" svg:x="33.13mm" svg:y="448.05mm">
            <loext:p draw:notify-on-update-of-ranges="results_4_CORES_PC.B1:results_4_CORES_PC.B1 results_4_CORES_PC.B2:results_4_CORES_PC.B72 results_4_CORES_PC.C1:results_4_CORES_PC.C1 results_4_CORES_PC.C2:results_4_CORES_PC.C72 results_4_CORES_PC.D1:results_4_CORES_PC.D1 results_4_CORES_PC.D2:results_4_CORES_PC.D72 results_4_CORES_PC.E1:results_4_CORES_PC.E1 results_4_CORES_PC.E2:results_4_CORES_PC.E72 results_4_CORES_PC.F1:results_4_CORES_PC.F1 results_4_CORES_PC.F2:results_4_CORES_PC.F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.82241553162931" calcext:value-type="float">
            <text:p>1.8224155316</text:p>
          </table:table-cell>
          <table:table-cell office:value-type="float" office:value="0.174783803276192" calcext:value-type="float">
            <text:p>0.1747838033</text:p>
          </table:table-cell>
          <table:table-cell office:value-type="float" office:value="0.021748568755773" calcext:value-type="float">
            <text:p>0.0217485688</text:p>
          </table:table-cell>
          <table:table-cell office:value-type="float" office:value="0.186085700310748" calcext:value-type="float">
            <text:p>0.1860857003</text:p>
          </table:table-cell>
          <table:table-cell table:formula="of:=[results_4_CORES_PC.B1]-[results_4_CORES_PC.A1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61616838894586" calcext:value-type="float">
            <text:p>0.1616168389</text:p>
          </table:table-cell>
          <table:table-cell office:value-type="float" office:value="0.0242895260767265" calcext:value-type="float">
            <text:p>0.0242895261</text:p>
          </table:table-cell>
          <table:table-cell office:value-type="float" office:value="0.253046546286919" calcext:value-type="float">
            <text:p>0.2530465463</text:p>
          </table:table-cell>
          <table:table-cell office:value-type="float" office:value="0.119190818363661" calcext:value-type="float">
            <text:p>0.1191908184</text:p>
          </table:table-cell>
          <table:table-cell table:formula="of:=[results_4_CORES_PC.B2]-[results_4_CORES_PC.A2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480117909278771" calcext:value-type="float">
            <text:p>0.0480117909</text:p>
          </table:table-cell>
          <table:table-cell office:value-type="float" office:value="0.0452404399906512" calcext:value-type="float">
            <text:p>0.04524044</text:p>
          </table:table-cell>
          <table:table-cell office:value-type="float" office:value="0.325850436138328" calcext:value-type="float">
            <text:p>0.3258504361</text:p>
          </table:table-cell>
          <table:table-cell office:value-type="float" office:value="0.0905952021733058" calcext:value-type="float">
            <text:p>0.0905952022</text:p>
          </table:table-cell>
          <table:table-cell table:formula="of:=[results_4_CORES_PC.B3]-[results_4_CORES_PC.A3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403661600982838" calcext:value-type="float">
            <text:p>0.403661601</text:p>
          </table:table-cell>
          <table:table-cell office:value-type="float" office:value="0.0659359290706229" calcext:value-type="float">
            <text:p>0.0659359291</text:p>
          </table:table-cell>
          <table:table-cell office:value-type="float" office:value="0.582434319076025" calcext:value-type="float">
            <text:p>0.5824343191</text:p>
          </table:table-cell>
          <table:table-cell office:value-type="float" office:value="0.154057565404805" calcext:value-type="float">
            <text:p>0.1540575654</text:p>
          </table:table-cell>
          <table:table-cell table:formula="of:=[results_4_CORES_PC.B4]-[results_4_CORES_PC.A4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284183220697658" calcext:value-type="float">
            <text:p>0.2841832207</text:p>
          </table:table-cell>
          <table:table-cell office:value-type="float" office:value="0.0670316399645761" calcext:value-type="float">
            <text:p>0.06703164</text:p>
          </table:table-cell>
          <table:table-cell office:value-type="float" office:value="0.552081012550792" calcext:value-type="float">
            <text:p>0.5520810126</text:p>
          </table:table-cell>
          <table:table-cell office:value-type="float" office:value="0.159012571274912" calcext:value-type="float">
            <text:p>0.1590125713</text:p>
          </table:table-cell>
          <table:table-cell table:formula="of:=[results_4_CORES_PC.B5]-[results_4_CORES_PC.A5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.8423308492338" calcext:value-type="float">
            <text:p>1.8423308492</text:p>
          </table:table-cell>
          <table:table-cell office:value-type="float" office:value="0.160027262790851" calcext:value-type="float">
            <text:p>0.1600272628</text:p>
          </table:table-cell>
          <table:table-cell office:value-type="float" office:value="0.0199749011601578" calcext:value-type="float">
            <text:p>0.0199749012</text:p>
          </table:table-cell>
          <table:table-cell office:value-type="float" office:value="0.159624161869118" calcext:value-type="float">
            <text:p>0.1596241619</text:p>
          </table:table-cell>
          <table:table-cell table:formula="of:=[results_4_CORES_PC.B6]-[results_4_CORES_PC.A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77369388851148" calcext:value-type="float">
            <text:p>0.1773693889</text:p>
          </table:table-cell>
          <table:table-cell office:value-type="float" office:value="0.0316420135942197" calcext:value-type="float">
            <text:p>0.0316420136</text:p>
          </table:table-cell>
          <table:table-cell office:value-type="float" office:value="0.31033034322465" calcext:value-type="float">
            <text:p>0.3103303432</text:p>
          </table:table-cell>
          <table:table-cell office:value-type="float" office:value="0.0984132591189992" calcext:value-type="float">
            <text:p>0.0984132591</text:p>
          </table:table-cell>
          <table:table-cell table:formula="of:=[results_4_CORES_PC.B7]-[results_4_CORES_PC.A7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23544988947551" calcext:value-type="float">
            <text:p>0.0123544989</text:p>
          </table:table-cell>
          <table:table-cell office:value-type="float" office:value="0.0307122996821615" calcext:value-type="float">
            <text:p>0.0307122997</text:p>
          </table:table-cell>
          <table:table-cell office:value-type="float" office:value="0.276183797386526" calcext:value-type="float">
            <text:p>0.2761837974</text:p>
          </table:table-cell>
          <table:table-cell office:value-type="float" office:value="0.100820142748031" calcext:value-type="float">
            <text:p>0.1008201427</text:p>
          </table:table-cell>
          <table:table-cell table:formula="of:=[results_4_CORES_PC.B8]-[results_4_CORES_PC.A8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773908544117339" calcext:value-type="float">
            <text:p>0.0773908544</text:p>
          </table:table-cell>
          <table:table-cell office:value-type="float" office:value="0.0669947611553939" calcext:value-type="float">
            <text:p>0.0669947612</text:p>
          </table:table-cell>
          <table:table-cell office:value-type="float" office:value="0.391656298341371" calcext:value-type="float">
            <text:p>0.3916562983</text:p>
          </table:table-cell>
          <table:table-cell office:value-type="float" office:value="0.164510316783163" calcext:value-type="float">
            <text:p>0.1645103168</text:p>
          </table:table-cell>
          <table:table-cell table:formula="of:=[results_4_CORES_PC.B9]-[results_4_CORES_PC.A9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203584745120924" calcext:value-type="float">
            <text:p>0.2035847451</text:p>
          </table:table-cell>
          <table:table-cell office:value-type="float" office:value="0.0367251195060084" calcext:value-type="float">
            <text:p>0.0367251195</text:p>
          </table:table-cell>
          <table:table-cell office:value-type="float" office:value="0.495857949644386" calcext:value-type="float">
            <text:p>0.4958579496</text:p>
          </table:table-cell>
          <table:table-cell office:value-type="float" office:value="0.142568799611918" calcext:value-type="float">
            <text:p>0.1425687996</text:p>
          </table:table-cell>
          <table:table-cell table:formula="of:=[results_4_CORES_PC.B10]-[results_4_CORES_PC.A10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23492812761304" calcext:value-type="float">
            <text:p>0.2349281276</text:p>
          </table:table-cell>
          <table:table-cell office:value-type="float" office:value="0.100118397742316" calcext:value-type="float">
            <text:p>0.1001183977</text:p>
          </table:table-cell>
          <table:table-cell office:value-type="float" office:value="0.729529159046707" calcext:value-type="float">
            <text:p>0.729529159</text:p>
          </table:table-cell>
          <table:table-cell office:value-type="float" office:value="0.448235393786981" calcext:value-type="float">
            <text:p>0.4482353938</text:p>
          </table:table-cell>
          <table:table-cell table:formula="of:=[results_4_CORES_PC.B11]-[results_4_CORES_PC.A11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570385742419451" calcext:value-type="float">
            <text:p>0.5703857424</text:p>
          </table:table-cell>
          <table:table-cell office:value-type="float" office:value="0.151337512201449" calcext:value-type="float">
            <text:p>0.1513375122</text:p>
          </table:table-cell>
          <table:table-cell office:value-type="float" office:value="0.98466994505098" calcext:value-type="float">
            <text:p>0.9846699451</text:p>
          </table:table-cell>
          <table:table-cell office:value-type="float" office:value="0.634057303009025" calcext:value-type="float">
            <text:p>0.634057303</text:p>
          </table:table-cell>
          <table:table-cell table:formula="of:=[results_4_CORES_PC.B12]-[results_4_CORES_PC.A12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319487331629187" calcext:value-type="float">
            <text:p>0.3194873316</text:p>
          </table:table-cell>
          <table:table-cell office:value-type="float" office:value="0.245908220435345" calcext:value-type="float">
            <text:p>0.2459082204</text:p>
          </table:table-cell>
          <table:table-cell office:value-type="float" office:value="0.625115128049217" calcext:value-type="float">
            <text:p>0.625115128</text:p>
          </table:table-cell>
          <table:table-cell office:value-type="float" office:value="0.471049947400294" calcext:value-type="float">
            <text:p>0.4710499474</text:p>
          </table:table-cell>
          <table:table-cell table:formula="of:=[results_4_CORES_PC.B13]-[results_4_CORES_PC.A13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13768837339978" calcext:value-type="float">
            <text:p>1.1376883734</text:p>
          </table:table-cell>
          <table:table-cell office:value-type="float" office:value="0.189088367782126" calcext:value-type="float">
            <text:p>0.1890883678</text:p>
          </table:table-cell>
          <table:table-cell office:value-type="float" office:value="0.807839339529805" calcext:value-type="float">
            <text:p>0.8078393395</text:p>
          </table:table-cell>
          <table:table-cell office:value-type="float" office:value="0.746968622067119" calcext:value-type="float">
            <text:p>0.7469686221</text:p>
          </table:table-cell>
          <table:table-cell table:formula="of:=[results_4_CORES_PC.B14]-[results_4_CORES_PC.A14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50581139222543" calcext:value-type="float">
            <text:p>0.9505811392</text:p>
          </table:table-cell>
          <table:table-cell office:value-type="float" office:value="0.177498381804678" calcext:value-type="float">
            <text:p>0.1774983818</text:p>
          </table:table-cell>
          <table:table-cell office:value-type="float" office:value="0.822928317855993" calcext:value-type="float">
            <text:p>0.8229283179</text:p>
          </table:table-cell>
          <table:table-cell office:value-type="float" office:value="0.843591044473227" calcext:value-type="float">
            <text:p>0.8435910445</text:p>
          </table:table-cell>
          <table:table-cell table:formula="of:=[results_4_CORES_PC.B15]-[results_4_CORES_PC.A15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509015271367447" calcext:value-type="float">
            <text:p>0.5090152714</text:p>
          </table:table-cell>
          <table:table-cell office:value-type="float" office:value="0.098484671989334" calcext:value-type="float">
            <text:p>0.098484672</text:p>
          </table:table-cell>
          <table:table-cell office:value-type="float" office:value="0.45066400742926" calcext:value-type="float">
            <text:p>0.4506640074</text:p>
          </table:table-cell>
          <table:table-cell office:value-type="float" office:value="0.313595907677656" calcext:value-type="float">
            <text:p>0.3135959077</text:p>
          </table:table-cell>
          <table:table-cell table:formula="of:=[results_4_CORES_PC.B16]-[results_4_CORES_PC.A16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78315000652151" calcext:value-type="float">
            <text:p>0.9783150007</text:p>
          </table:table-cell>
          <table:table-cell office:value-type="float" office:value="0.185763271297793" calcext:value-type="float">
            <text:p>0.1857632713</text:p>
          </table:table-cell>
          <table:table-cell office:value-type="float" office:value="0.553286727355027" calcext:value-type="float">
            <text:p>0.5532867274</text:p>
          </table:table-cell>
          <table:table-cell office:value-type="float" office:value="0.381318430487091" calcext:value-type="float">
            <text:p>0.3813184305</text:p>
          </table:table-cell>
          <table:table-cell table:formula="of:=[results_4_CORES_PC.B17]-[results_4_CORES_PC.A17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278352671051731" calcext:value-type="float">
            <text:p>0.2783526711</text:p>
          </table:table-cell>
          <table:table-cell office:value-type="float" office:value="0.259175352292182" calcext:value-type="float">
            <text:p>0.2591753523</text:p>
          </table:table-cell>
          <table:table-cell office:value-type="float" office:value="0.579025524191876" calcext:value-type="float">
            <text:p>0.5790255242</text:p>
          </table:table-cell>
          <table:table-cell office:value-type="float" office:value="0.387977222657462" calcext:value-type="float">
            <text:p>0.3879772227</text:p>
          </table:table-cell>
          <table:table-cell table:formula="of:=[results_4_CORES_PC.B18]-[results_4_CORES_PC.A1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15837293898797" calcext:value-type="float">
            <text:p>1.158372939</text:p>
          </table:table-cell>
          <table:table-cell office:value-type="float" office:value="0.159446670674097" calcext:value-type="float">
            <text:p>0.1594466707</text:p>
          </table:table-cell>
          <table:table-cell office:value-type="float" office:value="0.830768952345835" calcext:value-type="float">
            <text:p>0.8307689523</text:p>
          </table:table-cell>
          <table:table-cell office:value-type="float" office:value="0.881910015357257" calcext:value-type="float">
            <text:p>0.8819100154</text:p>
          </table:table-cell>
          <table:table-cell table:formula="of:=[results_4_CORES_PC.B19]-[results_4_CORES_PC.A19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43911500354134" calcext:value-type="float">
            <text:p>0.9439115004</text:p>
          </table:table-cell>
          <table:table-cell office:value-type="float" office:value="0.143231888289659" calcext:value-type="float">
            <text:p>0.1432318883</text:p>
          </table:table-cell>
          <table:table-cell office:value-type="float" office:value="0.855080441482602" calcext:value-type="float">
            <text:p>0.8550804415</text:p>
          </table:table-cell>
          <table:table-cell office:value-type="float" office:value="0.874236672518516" calcext:value-type="float">
            <text:p>0.8742366725</text:p>
          </table:table-cell>
          <table:table-cell table:formula="of:=[results_4_CORES_PC.B20]-[results_4_CORES_PC.A20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77116060416142" calcext:value-type="float">
            <text:p>1.7711606042</text:p>
          </table:table-cell>
          <table:table-cell office:value-type="float" office:value="0.385661467894737" calcext:value-type="float">
            <text:p>0.3856614679</text:p>
          </table:table-cell>
          <table:table-cell office:value-type="float" office:value="0.946951505230862" calcext:value-type="float">
            <text:p>0.9469515052</text:p>
          </table:table-cell>
          <table:table-cell office:value-type="float" office:value="1.00194754669406" calcext:value-type="float">
            <text:p>1.0019475467</text:p>
          </table:table-cell>
          <table:table-cell table:formula="of:=[results_4_CORES_PC.B21]-[results_4_CORES_PC.A21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47975005144777" calcext:value-type="float">
            <text:p>1.4797500514</text:p>
          </table:table-cell>
          <table:table-cell office:value-type="float" office:value="0.428212202532446" calcext:value-type="float">
            <text:p>0.4282122025</text:p>
          </table:table-cell>
          <table:table-cell office:value-type="float" office:value="0.909442749521406" calcext:value-type="float">
            <text:p>0.9094427495</text:p>
          </table:table-cell>
          <table:table-cell office:value-type="float" office:value="0.89846191213089" calcext:value-type="float">
            <text:p>0.8984619121</text:p>
          </table:table-cell>
          <table:table-cell table:formula="of:=[results_4_CORES_PC.B22]-[results_4_CORES_PC.A22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28356386865691" calcext:value-type="float">
            <text:p>1.2835638687</text:p>
          </table:table-cell>
          <table:table-cell office:value-type="float" office:value="0.404342674996958" calcext:value-type="float">
            <text:p>0.404342675</text:p>
          </table:table-cell>
          <table:table-cell office:value-type="float" office:value="0.975244854315305" calcext:value-type="float">
            <text:p>0.9752448543</text:p>
          </table:table-cell>
          <table:table-cell office:value-type="float" office:value="1.58072377120093" calcext:value-type="float">
            <text:p>1.5807237712</text:p>
          </table:table-cell>
          <table:table-cell table:formula="of:=[results_4_CORES_PC.B23]-[results_4_CORES_PC.A23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70518994130578" calcext:value-type="float">
            <text:p>1.7051899413</text:p>
          </table:table-cell>
          <table:table-cell office:value-type="float" office:value="0.389480978849644" calcext:value-type="float">
            <text:p>0.3894809788</text:p>
          </table:table-cell>
          <table:table-cell office:value-type="float" office:value="0.972299909174482" calcext:value-type="float">
            <text:p>0.9722999092</text:p>
          </table:table-cell>
          <table:table-cell office:value-type="float" office:value="1.64552861029694" calcext:value-type="float">
            <text:p>1.6455286103</text:p>
          </table:table-cell>
          <table:table-cell table:formula="of:=[results_4_CORES_PC.B24]-[results_4_CORES_PC.A24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97632310619843" calcext:value-type="float">
            <text:p>1.9763231062</text:p>
          </table:table-cell>
          <table:table-cell office:value-type="float" office:value="0.459602292905399" calcext:value-type="float">
            <text:p>0.4596022929</text:p>
          </table:table-cell>
          <table:table-cell office:value-type="float" office:value="0.95933216732511" calcext:value-type="float">
            <text:p>0.9593321673</text:p>
          </table:table-cell>
          <table:table-cell office:value-type="float" office:value="1.62001751633647" calcext:value-type="float">
            <text:p>1.6200175163</text:p>
          </table:table-cell>
          <table:table-cell table:formula="of:=[results_4_CORES_PC.B25]-[results_4_CORES_PC.A25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59539378358555" calcext:value-type="float">
            <text:p>1.5953937836</text:p>
          </table:table-cell>
          <table:table-cell office:value-type="float" office:value="0.513201657003972" calcext:value-type="float">
            <text:p>0.513201657</text:p>
          </table:table-cell>
          <table:table-cell office:value-type="float" office:value="0.873398781673271" calcext:value-type="float">
            <text:p>0.8733987817</text:p>
          </table:table-cell>
          <table:table-cell office:value-type="float" office:value="1.06975607650379" calcext:value-type="float">
            <text:p>1.0697560765</text:p>
          </table:table-cell>
          <table:table-cell table:formula="of:=[results_4_CORES_PC.B26]-[results_4_CORES_PC.A26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66498635615784" calcext:value-type="float">
            <text:p>1.6649863562</text:p>
          </table:table-cell>
          <table:table-cell office:value-type="float" office:value="0.345129971237231" calcext:value-type="float">
            <text:p>0.3451299712</text:p>
          </table:table-cell>
          <table:table-cell office:value-type="float" office:value="0.877392169712219" calcext:value-type="float">
            <text:p>0.8773921697</text:p>
          </table:table-cell>
          <table:table-cell office:value-type="float" office:value="0.928963123857716" calcext:value-type="float">
            <text:p>0.9289631239</text:p>
          </table:table-cell>
          <table:table-cell table:formula="of:=[results_4_CORES_PC.B27]-[results_4_CORES_PC.A27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46721753903801" calcext:value-type="float">
            <text:p>1.467217539</text:p>
          </table:table-cell>
          <table:table-cell office:value-type="float" office:value="0.503762510024661" calcext:value-type="float">
            <text:p>0.50376251</text:p>
          </table:table-cell>
          <table:table-cell office:value-type="float" office:value="1.0033078285656" calcext:value-type="float">
            <text:p>1.0033078286</text:p>
          </table:table-cell>
          <table:table-cell office:value-type="float" office:value="1.64624986819924" calcext:value-type="float">
            <text:p>1.6462498682</text:p>
          </table:table-cell>
          <table:table-cell table:formula="of:=[results_4_CORES_PC.B28]-[results_4_CORES_PC.A28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88049799573567" calcext:value-type="float">
            <text:p>1.8804979957</text:p>
          </table:table-cell>
          <table:table-cell office:value-type="float" office:value="0.388335239690326" calcext:value-type="float">
            <text:p>0.3883352397</text:p>
          </table:table-cell>
          <table:table-cell office:value-type="float" office:value="0.964506041519978" calcext:value-type="float">
            <text:p>0.9645060415</text:p>
          </table:table-cell>
          <table:table-cell office:value-type="float" office:value="1.56557895248748" calcext:value-type="float">
            <text:p>1.5655789525</text:p>
          </table:table-cell>
          <table:table-cell table:formula="of:=[results_4_CORES_PC.B29]-[results_4_CORES_PC.A29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99517191540761" calcext:value-type="float">
            <text:p>1.9951719154</text:p>
          </table:table-cell>
          <table:table-cell office:value-type="float" office:value="0.455272180026769" calcext:value-type="float">
            <text:p>0.45527218</text:p>
          </table:table-cell>
          <table:table-cell office:value-type="float" office:value="0.975070726592183" calcext:value-type="float">
            <text:p>0.9750707266</text:p>
          </table:table-cell>
          <table:table-cell office:value-type="float" office:value="1.52978678833236" calcext:value-type="float">
            <text:p>1.5297867883</text:p>
          </table:table-cell>
          <table:table-cell table:formula="of:=[results_4_CORES_PC.B30]-[results_4_CORES_PC.A30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08935762204202" calcext:value-type="float">
            <text:p>2.089357622</text:p>
          </table:table-cell>
          <table:table-cell office:value-type="float" office:value="0.791744078562761" calcext:value-type="float">
            <text:p>0.7917440786</text:p>
          </table:table-cell>
          <table:table-cell office:value-type="float" office:value="0.963785758218431" calcext:value-type="float">
            <text:p>0.9637857582</text:p>
          </table:table-cell>
          <table:table-cell office:value-type="float" office:value="1.79610160133083" calcext:value-type="float">
            <text:p>1.7961016013</text:p>
          </table:table-cell>
          <table:table-cell table:formula="of:=[results_4_CORES_PC.B31]-[results_4_CORES_PC.A31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98880674356452" calcext:value-type="float">
            <text:p>1.9888067436</text:p>
          </table:table-cell>
          <table:table-cell office:value-type="float" office:value="0.482402105726846" calcext:value-type="float">
            <text:p>0.4824021057</text:p>
          </table:table-cell>
          <table:table-cell office:value-type="float" office:value="0.883167699041387" calcext:value-type="float">
            <text:p>0.883167699</text:p>
          </table:table-cell>
          <table:table-cell office:value-type="float" office:value="1.75536202897827" calcext:value-type="float">
            <text:p>1.755362029</text:p>
          </table:table-cell>
          <table:table-cell table:formula="of:=[results_4_CORES_PC.B32]-[results_4_CORES_PC.A32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05081610510925" calcext:value-type="float">
            <text:p>2.0508161051</text:p>
          </table:table-cell>
          <table:table-cell office:value-type="float" office:value="0.741354331631885" calcext:value-type="float">
            <text:p>0.7413543316</text:p>
          </table:table-cell>
          <table:table-cell office:value-type="float" office:value="0.981150037868325" calcext:value-type="float">
            <text:p>0.9811500379</text:p>
          </table:table-cell>
          <table:table-cell office:value-type="float" office:value="1.78510564171677" calcext:value-type="float">
            <text:p>1.7851056417</text:p>
          </table:table-cell>
          <table:table-cell table:formula="of:=[results_4_CORES_PC.B33]-[results_4_CORES_PC.A33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08166136268715" calcext:value-type="float">
            <text:p>2.0816613627</text:p>
          </table:table-cell>
          <table:table-cell office:value-type="float" office:value="0.960609992700547" calcext:value-type="float">
            <text:p>0.9606099927</text:p>
          </table:table-cell>
          <table:table-cell office:value-type="float" office:value="0.959895347111384" calcext:value-type="float">
            <text:p>0.9598953471</text:p>
          </table:table-cell>
          <table:table-cell office:value-type="float" office:value="1.79561673573149" calcext:value-type="float">
            <text:p>1.7956167357</text:p>
          </table:table-cell>
          <table:table-cell table:formula="of:=[results_4_CORES_PC.B34]-[results_4_CORES_PC.A34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89839708661861" calcext:value-type="float">
            <text:p>1.8983970866</text:p>
          </table:table-cell>
          <table:table-cell office:value-type="float" office:value="0.901628952118823" calcext:value-type="float">
            <text:p>0.9016289521</text:p>
          </table:table-cell>
          <table:table-cell office:value-type="float" office:value="0.969452616220958" calcext:value-type="float">
            <text:p>0.9694526162</text:p>
          </table:table-cell>
          <table:table-cell office:value-type="float" office:value="1.72740100458955" calcext:value-type="float">
            <text:p>1.7274010046</text:p>
          </table:table-cell>
          <table:table-cell table:formula="of:=[results_4_CORES_PC.B35]-[results_4_CORES_PC.A35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09032314038724" calcext:value-type="float">
            <text:p>2.0903231404</text:p>
          </table:table-cell>
          <table:table-cell office:value-type="float" office:value="0.85177659521601" calcext:value-type="float">
            <text:p>0.8517765952</text:p>
          </table:table-cell>
          <table:table-cell office:value-type="float" office:value="0.971019988025027" calcext:value-type="float">
            <text:p>0.971019988</text:p>
          </table:table-cell>
          <table:table-cell office:value-type="float" office:value="1.86514978282731" calcext:value-type="float">
            <text:p>1.8651497828</text:p>
          </table:table-cell>
          <table:table-cell table:formula="of:=[results_4_CORES_PC.B36]-[results_4_CORES_PC.A36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04691069103019" calcext:value-type="float">
            <text:p>2.046910691</text:p>
          </table:table-cell>
          <table:table-cell office:value-type="float" office:value="0.463840127753063" calcext:value-type="float">
            <text:p>0.4638401278</text:p>
          </table:table-cell>
          <table:table-cell office:value-type="float" office:value="0.95644356093695" calcext:value-type="float">
            <text:p>0.9564435609</text:p>
          </table:table-cell>
          <table:table-cell office:value-type="float" office:value="1.86819681626523" calcext:value-type="float">
            <text:p>1.8681968163</text:p>
          </table:table-cell>
          <table:table-cell table:formula="of:=[results_4_CORES_PC.B37]-[results_4_CORES_PC.A37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07705598723334" calcext:value-type="float">
            <text:p>2.0770559872</text:p>
          </table:table-cell>
          <table:table-cell office:value-type="float" office:value="0.720316126576883" calcext:value-type="float">
            <text:p>0.7203161266</text:p>
          </table:table-cell>
          <table:table-cell office:value-type="float" office:value="0.967484724810867" calcext:value-type="float">
            <text:p>0.9674847248</text:p>
          </table:table-cell>
          <table:table-cell office:value-type="float" office:value="1.69693436165497" calcext:value-type="float">
            <text:p>1.6969343617</text:p>
          </table:table-cell>
          <table:table-cell table:formula="of:=[results_4_CORES_PC.B38]-[results_4_CORES_PC.A38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04010879402963" calcext:value-type="float">
            <text:p>2.040108794</text:p>
          </table:table-cell>
          <table:table-cell office:value-type="float" office:value="0.841348666618071" calcext:value-type="float">
            <text:p>0.8413486666</text:p>
          </table:table-cell>
          <table:table-cell office:value-type="float" office:value="0.968571072600488" calcext:value-type="float">
            <text:p>0.9685710726</text:p>
          </table:table-cell>
          <table:table-cell office:value-type="float" office:value="1.90489691145688" calcext:value-type="float">
            <text:p>1.9048969115</text:p>
          </table:table-cell>
          <table:table-cell table:formula="of:=[results_4_CORES_PC.B39]-[results_4_CORES_PC.A39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07464499902834" calcext:value-type="float">
            <text:p>2.074644999</text:p>
          </table:table-cell>
          <table:table-cell office:value-type="float" office:value="0.78870246765913" calcext:value-type="float">
            <text:p>0.7887024677</text:p>
          </table:table-cell>
          <table:table-cell office:value-type="float" office:value="0.947120161446949" calcext:value-type="float">
            <text:p>0.9471201614</text:p>
          </table:table-cell>
          <table:table-cell office:value-type="float" office:value="1.73248657820202" calcext:value-type="float">
            <text:p>1.7324865782</text:p>
          </table:table-cell>
          <table:table-cell table:formula="of:=[results_4_CORES_PC.B40]-[results_4_CORES_PC.A40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2.06967022663949" calcext:value-type="float">
            <text:p>2.0696702266</text:p>
          </table:table-cell>
          <table:table-cell office:value-type="float" office:value="0.736040105957367" calcext:value-type="float">
            <text:p>0.736040106</text:p>
          </table:table-cell>
          <table:table-cell office:value-type="float" office:value="0.970988021947608" calcext:value-type="float">
            <text:p>0.9709880219</text:p>
          </table:table-cell>
          <table:table-cell office:value-type="float" office:value="1.22231773041796" calcext:value-type="float">
            <text:p>1.2223177304</text:p>
          </table:table-cell>
          <table:table-cell table:formula="of:=[results_4_CORES_PC.B41]-[results_4_CORES_PC.A41]" office:value-type="float" office:value="12000000" calcext:value-type="float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.86670210175574" calcext:value-type="float">
            <text:p>1.8667021018</text:p>
          </table:table-cell>
          <table:table-cell office:value-type="float" office:value="0.782743562787686" calcext:value-type="float">
            <text:p>0.7827435628</text:p>
          </table:table-cell>
          <table:table-cell office:value-type="float" office:value="0.932494559603574" calcext:value-type="float">
            <text:p>0.9324945596</text:p>
          </table:table-cell>
          <table:table-cell office:value-type="float" office:value="1.72841853424664" calcext:value-type="float">
            <text:p>1.7284185342</text:p>
          </table:table-cell>
          <table:table-cell table:formula="of:=[results_4_CORES_PC.B42]-[results_4_CORES_PC.A42]" office:value-type="float" office:value="12000000" calcext:value-type="float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.91468084750181" calcext:value-type="float">
            <text:p>1.9146808475</text:p>
          </table:table-cell>
          <table:table-cell office:value-type="float" office:value="0.755840154212" calcext:value-type="float">
            <text:p>0.7558401542</text:p>
          </table:table-cell>
          <table:table-cell office:value-type="float" office:value="0.96023251108982" calcext:value-type="float">
            <text:p>0.9602325111</text:p>
          </table:table-cell>
          <table:table-cell office:value-type="float" office:value="1.5151194661461" calcext:value-type="float">
            <text:p>1.5151194661</text:p>
          </table:table-cell>
          <table:table-cell table:formula="of:=[results_4_CORES_PC.B43]-[results_4_CORES_PC.A43]" office:value-type="float" office:value="12000000" calcext:value-type="float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2.01596769835183" calcext:value-type="float">
            <text:p>2.0159676984</text:p>
          </table:table-cell>
          <table:table-cell office:value-type="float" office:value="1.08084430800668" calcext:value-type="float">
            <text:p>1.080844308</text:p>
          </table:table-cell>
          <table:table-cell office:value-type="float" office:value="1.03795649956854" calcext:value-type="float">
            <text:p>1.0379564996</text:p>
          </table:table-cell>
          <table:table-cell office:value-type="float" office:value="2.02719605515949" calcext:value-type="float">
            <text:p>2.0271960552</text:p>
          </table:table-cell>
          <table:table-cell table:formula="of:=[results_4_CORES_PC.B44]-[results_4_CORES_PC.A44]" office:value-type="float" office:value="12000000" calcext:value-type="float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.93975733026938" calcext:value-type="float">
            <text:p>1.9397573303</text:p>
          </table:table-cell>
          <table:table-cell office:value-type="float" office:value="0.880806754231057" calcext:value-type="float">
            <text:p>0.8808067542</text:p>
          </table:table-cell>
          <table:table-cell office:value-type="float" office:value="0.967207956694262" calcext:value-type="float">
            <text:p>0.9672079567</text:p>
          </table:table-cell>
          <table:table-cell office:value-type="float" office:value="1.78720052240812" calcext:value-type="float">
            <text:p>1.7872005224</text:p>
          </table:table-cell>
          <table:table-cell table:formula="of:=[results_4_CORES_PC.B45]-[results_4_CORES_PC.A45]" office:value-type="float" office:value="12000000" calcext:value-type="float">
            <text:p>12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2.12650674470766" calcext:value-type="float">
            <text:p>2.1265067447</text:p>
          </table:table-cell>
          <table:table-cell office:value-type="float" office:value="0.952776447464729" calcext:value-type="float">
            <text:p>0.9527764475</text:p>
          </table:table-cell>
          <table:table-cell office:value-type="float" office:value="0.981561749847973" calcext:value-type="float">
            <text:p>0.9815617498</text:p>
          </table:table-cell>
          <table:table-cell office:value-type="float" office:value="1.29564038061333" calcext:value-type="float">
            <text:p>1.2956403806</text:p>
          </table:table-cell>
          <table:table-cell table:formula="of:=[results_4_CORES_PC.B46]-[results_4_CORES_PC.A46]" office:value-type="float" office:value="3000000" calcext:value-type="float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.98372757425894" calcext:value-type="float">
            <text:p>1.9837275743</text:p>
          </table:table-cell>
          <table:table-cell office:value-type="float" office:value="0.936264658393193" calcext:value-type="float">
            <text:p>0.9362646584</text:p>
          </table:table-cell>
          <table:table-cell office:value-type="float" office:value="0.951409062189206" calcext:value-type="float">
            <text:p>0.9514090622</text:p>
          </table:table-cell>
          <table:table-cell office:value-type="float" office:value="1.87847258691709" calcext:value-type="float">
            <text:p>1.8784725869</text:p>
          </table:table-cell>
          <table:table-cell table:formula="of:=[results_4_CORES_PC.B47]-[results_4_CORES_PC.A47]" office:value-type="float" office:value="3000000" calcext:value-type="float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2.06076169760059" calcext:value-type="float">
            <text:p>2.0607616976</text:p>
          </table:table-cell>
          <table:table-cell office:value-type="float" office:value="1.3847110708781" calcext:value-type="float">
            <text:p>1.3847110709</text:p>
          </table:table-cell>
          <table:table-cell office:value-type="float" office:value="0.979501646928732" calcext:value-type="float">
            <text:p>0.9795016469</text:p>
          </table:table-cell>
          <table:table-cell office:value-type="float" office:value="1.83399461840269" calcext:value-type="float">
            <text:p>1.8339946184</text:p>
          </table:table-cell>
          <table:table-cell table:formula="of:=[results_4_CORES_PC.B48]-[results_4_CORES_PC.A48]" office:value-type="float" office:value="3000000" calcext:value-type="float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.97115436499568" calcext:value-type="float">
            <text:p>1.971154365</text:p>
          </table:table-cell>
          <table:table-cell office:value-type="float" office:value="1.37110004018091" calcext:value-type="float">
            <text:p>1.3711000402</text:p>
          </table:table-cell>
          <table:table-cell office:value-type="float" office:value="0.954518666942894" calcext:value-type="float">
            <text:p>0.9545186669</text:p>
          </table:table-cell>
          <table:table-cell office:value-type="float" office:value="1.83605654712036" calcext:value-type="float">
            <text:p>1.8360565471</text:p>
          </table:table-cell>
          <table:table-cell table:formula="of:=[results_4_CORES_PC.B49]-[results_4_CORES_PC.A49]" office:value-type="float" office:value="3000000" calcext:value-type="float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2.12005475887599" calcext:value-type="float">
            <text:p>2.1200547589</text:p>
          </table:table-cell>
          <table:table-cell office:value-type="float" office:value="1.32048034286593" calcext:value-type="float">
            <text:p>1.3204803429</text:p>
          </table:table-cell>
          <table:table-cell office:value-type="float" office:value="0.984174718944596" calcext:value-type="float">
            <text:p>0.9841747189</text:p>
          </table:table-cell>
          <table:table-cell office:value-type="float" office:value="1.85759464720515" calcext:value-type="float">
            <text:p>1.8575946472</text:p>
          </table:table-cell>
          <table:table-cell table:formula="of:=[results_4_CORES_PC.B50]-[results_4_CORES_PC.A50]" office:value-type="float" office:value="3000000" calcext:value-type="float">
            <text:p>3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.98464558167521" calcext:value-type="float">
            <text:p>1.9846455817</text:p>
          </table:table-cell>
          <table:table-cell office:value-type="float" office:value="0.896206525862446" calcext:value-type="float">
            <text:p>0.8962065259</text:p>
          </table:table-cell>
          <table:table-cell office:value-type="float" office:value="0.977812770937341" calcext:value-type="float">
            <text:p>0.9778127709</text:p>
          </table:table-cell>
          <table:table-cell office:value-type="float" office:value="1.64546336223401" calcext:value-type="float">
            <text:p>1.6454633622</text:p>
          </table:table-cell>
          <table:table-cell table:formula="of:=[results_4_CORES_PC.B51]-[results_4_CORES_PC.A51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.90450351780901" calcext:value-type="float">
            <text:p>1.9045035178</text:p>
          </table:table-cell>
          <table:table-cell office:value-type="float" office:value="0.886975957982923" calcext:value-type="float">
            <text:p>0.886975958</text:p>
          </table:table-cell>
          <table:table-cell office:value-type="float" office:value="0.959679234132094" calcext:value-type="float">
            <text:p>0.9596792341</text:p>
          </table:table-cell>
          <table:table-cell office:value-type="float" office:value="1.84444990458318" calcext:value-type="float">
            <text:p>1.8444499046</text:p>
          </table:table-cell>
          <table:table-cell table:formula="of:=[results_4_CORES_PC.B52]-[results_4_CORES_PC.A52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03264056156139" calcext:value-type="float">
            <text:p>2.0326405616</text:p>
          </table:table-cell>
          <table:table-cell office:value-type="float" office:value="1.05033448013085" calcext:value-type="float">
            <text:p>1.0503344801</text:p>
          </table:table-cell>
          <table:table-cell office:value-type="float" office:value="0.975789427188044" calcext:value-type="float">
            <text:p>0.9757894272</text:p>
          </table:table-cell>
          <table:table-cell office:value-type="float" office:value="1.87880454437852" calcext:value-type="float">
            <text:p>1.8788045444</text:p>
          </table:table-cell>
          <table:table-cell table:formula="of:=[results_4_CORES_PC.B53]-[results_4_CORES_PC.A53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.97799064124889" calcext:value-type="float">
            <text:p>1.9779906412</text:p>
          </table:table-cell>
          <table:table-cell office:value-type="float" office:value="0.946475655244446" calcext:value-type="float">
            <text:p>0.9464756552</text:p>
          </table:table-cell>
          <table:table-cell office:value-type="float" office:value="0.975593993424493" calcext:value-type="float">
            <text:p>0.9755939934</text:p>
          </table:table-cell>
          <table:table-cell office:value-type="float" office:value="1.78780984497702" calcext:value-type="float">
            <text:p>1.787809845</text:p>
          </table:table-cell>
          <table:table-cell table:formula="of:=[results_4_CORES_PC.B54]-[results_4_CORES_PC.A54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10613058569201" calcext:value-type="float">
            <text:p>2.1061305857</text:p>
          </table:table-cell>
          <table:table-cell office:value-type="float" office:value="1.12756733709031" calcext:value-type="float">
            <text:p>1.1275673371</text:p>
          </table:table-cell>
          <table:table-cell office:value-type="float" office:value="0.970219036765459" calcext:value-type="float">
            <text:p>0.9702190368</text:p>
          </table:table-cell>
          <table:table-cell office:value-type="float" office:value="1.86174071595396" calcext:value-type="float">
            <text:p>1.861740716</text:p>
          </table:table-cell>
          <table:table-cell table:formula="of:=[results_4_CORES_PC.B55]-[results_4_CORES_PC.A55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04718235721771" calcext:value-type="float">
            <text:p>2.0471823572</text:p>
          </table:table-cell>
          <table:table-cell office:value-type="float" office:value="0.8939388681592" calcext:value-type="float">
            <text:p>0.8939388682</text:p>
          </table:table-cell>
          <table:table-cell office:value-type="float" office:value="0.983768078039519" calcext:value-type="float">
            <text:p>0.983768078</text:p>
          </table:table-cell>
          <table:table-cell office:value-type="float" office:value="1.58745114426325" calcext:value-type="float">
            <text:p>1.5874511443</text:p>
          </table:table-cell>
          <table:table-cell table:formula="of:=[results_4_CORES_PC.B56]-[results_4_CORES_PC.A56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.99646111517483" calcext:value-type="float">
            <text:p>1.9964611152</text:p>
          </table:table-cell>
          <table:table-cell office:value-type="float" office:value="0.981548644751493" calcext:value-type="float">
            <text:p>0.9815486448</text:p>
          </table:table-cell>
          <table:table-cell office:value-type="float" office:value="0.966075404718938" calcext:value-type="float">
            <text:p>0.9660754047</text:p>
          </table:table-cell>
          <table:table-cell office:value-type="float" office:value="1.82867312185585" calcext:value-type="float">
            <text:p>1.8286731219</text:p>
          </table:table-cell>
          <table:table-cell table:formula="of:=[results_4_CORES_PC.B57]-[results_4_CORES_PC.A5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09401713593934" calcext:value-type="float">
            <text:p>2.0940171359</text:p>
          </table:table-cell>
          <table:table-cell office:value-type="float" office:value="1.13119709702933" calcext:value-type="float">
            <text:p>1.131197097</text:p>
          </table:table-cell>
          <table:table-cell office:value-type="float" office:value="0.968992706320086" calcext:value-type="float">
            <text:p>0.9689927063</text:p>
          </table:table-cell>
          <table:table-cell office:value-type="float" office:value="1.85393480492365" calcext:value-type="float">
            <text:p>1.8539348049</text:p>
          </table:table-cell>
          <table:table-cell table:formula="of:=[results_4_CORES_PC.B58]-[results_4_CORES_PC.A58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03031918253232" calcext:value-type="float">
            <text:p>2.0303191825</text:p>
          </table:table-cell>
          <table:table-cell office:value-type="float" office:value="1.14598695329129" calcext:value-type="float">
            <text:p>1.1459869533</text:p>
          </table:table-cell>
          <table:table-cell office:value-type="float" office:value="0.978175409163483" calcext:value-type="float">
            <text:p>0.9781754092</text:p>
          </table:table-cell>
          <table:table-cell office:value-type="float" office:value="1.80051051115555" calcext:value-type="float">
            <text:p>1.8005105112</text:p>
          </table:table-cell>
          <table:table-cell table:formula="of:=[results_4_CORES_PC.B59]-[results_4_CORES_PC.A59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09142647298569" calcext:value-type="float">
            <text:p>2.091426473</text:p>
          </table:table-cell>
          <table:table-cell office:value-type="float" office:value="1.08684394057501" calcext:value-type="float">
            <text:p>1.0868439406</text:p>
          </table:table-cell>
          <table:table-cell office:value-type="float" office:value="0.97335340975868" calcext:value-type="float">
            <text:p>0.9733534098</text:p>
          </table:table-cell>
          <table:table-cell office:value-type="float" office:value="1.56763695230977" calcext:value-type="float">
            <text:p>1.5676369523</text:p>
          </table:table-cell>
          <table:table-cell table:formula="of:=[results_4_CORES_PC.B60]-[results_4_CORES_PC.A60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801000000" calcext:value-type="float">
            <text:p>801000000</text:p>
          </table:table-cell>
          <table:table-cell office:value-type="float" office:value="2.15858699544168" calcext:value-type="float">
            <text:p>2.1585869954</text:p>
          </table:table-cell>
          <table:table-cell office:value-type="float" office:value="1.9007912886788" calcext:value-type="float">
            <text:p>1.9007912887</text:p>
          </table:table-cell>
          <table:table-cell office:value-type="float" office:value="1.01062829612136" calcext:value-type="float">
            <text:p>1.0106282961</text:p>
          </table:table-cell>
          <table:table-cell office:value-type="float" office:value="1.9869668652532" calcext:value-type="float">
            <text:p>1.9869668653</text:p>
          </table:table-cell>
          <table:table-cell table:formula="of:=[results_4_CORES_PC.B61]-[results_4_CORES_PC.A61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801000000" calcext:value-type="float">
            <text:p>801000000</text:p>
          </table:table-cell>
          <table:table-cell office:value-type="float" office:value="2.02631565379918" calcext:value-type="float">
            <text:p>2.0263156538</text:p>
          </table:table-cell>
          <table:table-cell office:value-type="float" office:value="1.93572961494159" calcext:value-type="float">
            <text:p>1.9357296149</text:p>
          </table:table-cell>
          <table:table-cell office:value-type="float" office:value="0.933755045619006" calcext:value-type="float">
            <text:p>0.9337550456</text:p>
          </table:table-cell>
          <table:table-cell office:value-type="float" office:value="1.83362353523969" calcext:value-type="float">
            <text:p>1.8336235352</text:p>
          </table:table-cell>
          <table:table-cell table:formula="of:=[results_4_CORES_PC.B62]-[results_4_CORES_PC.A62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801000000" calcext:value-type="float">
            <text:p>801000000</text:p>
          </table:table-cell>
          <table:table-cell office:value-type="float" office:value="2.1008288065638" calcext:value-type="float">
            <text:p>2.1008288066</text:p>
          </table:table-cell>
          <table:table-cell office:value-type="float" office:value="2.00752416363201" calcext:value-type="float">
            <text:p>2.0075241636</text:p>
          </table:table-cell>
          <table:table-cell office:value-type="float" office:value="0.985084759195914" calcext:value-type="float">
            <text:p>0.9850847592</text:p>
          </table:table-cell>
          <table:table-cell office:value-type="float" office:value="1.96767422333977" calcext:value-type="float">
            <text:p>1.9676742233</text:p>
          </table:table-cell>
          <table:table-cell table:formula="of:=[results_4_CORES_PC.B63]-[results_4_CORES_PC.A63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801000000" calcext:value-type="float">
            <text:p>801000000</text:p>
          </table:table-cell>
          <table:table-cell office:value-type="float" office:value="2.11078881468647" calcext:value-type="float">
            <text:p>2.1107888147</text:p>
          </table:table-cell>
          <table:table-cell office:value-type="float" office:value="2.04581805691422" calcext:value-type="float">
            <text:p>2.0458180569</text:p>
          </table:table-cell>
          <table:table-cell office:value-type="float" office:value="0.989801463800187" calcext:value-type="float">
            <text:p>0.9898014638</text:p>
          </table:table-cell>
          <table:table-cell office:value-type="float" office:value="1.94210647285076" calcext:value-type="float">
            <text:p>1.9421064729</text:p>
          </table:table-cell>
          <table:table-cell table:formula="of:=[results_4_CORES_PC.B64]-[results_4_CORES_PC.A64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801000000" calcext:value-type="float">
            <text:p>801000000</text:p>
          </table:table-cell>
          <table:table-cell office:value-type="float" office:value="2.10733759711071" calcext:value-type="float">
            <text:p>2.1073375971</text:p>
          </table:table-cell>
          <table:table-cell office:value-type="float" office:value="1.99399726867856" calcext:value-type="float">
            <text:p>1.9939972687</text:p>
          </table:table-cell>
          <table:table-cell office:value-type="float" office:value="0.984795236159849" calcext:value-type="float">
            <text:p>0.9847952362</text:p>
          </table:table-cell>
          <table:table-cell office:value-type="float" office:value="1.94179433129565" calcext:value-type="float">
            <text:p>1.9417943313</text:p>
          </table:table-cell>
          <table:table-cell table:formula="of:=[results_4_CORES_PC.B65]-[results_4_CORES_PC.A65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 VALUE</text:p>
          </table:table-cell>
          <table:table-cell office:value-type="string" calcext:value-type="string">
            <text:p><text:s/>END VALUE</text:p>
          </table:table-cell>
          <table:table-cell office:value-type="string" calcext:value-type="string">
            <text:p><text:s/>NC/MT ratio</text:p>
          </table:table-cell>
          <table:table-cell office:value-type="string" calcext:value-type="string">
            <text:p><text:s/>NC/TP ratio</text:p>
          </table:table-cell>
          <table:table-cell office:value-type="string" calcext:value-type="string">
            <text:p><text:s/>NC/SS ratio</text:p>
          </table:table-cell>
          <table:table-cell office:value-type="string" calcext:value-type="string">
            <text:p><text:s/>NC/PS ratio</text:p>
          </table:table-cell>
          <table:table-cell office:value-type="string" calcext:value-type="string">
            <text:p>RANGE</text:p>
          </table:table-cell>
          <table:table-cell table:number-columns-repeated="4"/>
        </table:table-row>
      </table:table>
      <table:table table:name="Averages" table:style-name="ta1">
        <table:shapes>
          <draw:frame draw:z-index="0" draw:style-name="gr1" draw:text-style-name="P1" svg:width="159.99mm" svg:height="89.99mm" svg:x="6.43mm" svg:y="81.17mm">
            <loext:p draw:notify-on-update-of-ranges="Averages.A1:Averages.A1 Averages.A2:Averages.A8 Averages.B1:Averages.B1 Averages.B2:Averages.B8 Averages.C1:Averages.C1 Averages.C2:Averages.C8 Averages.D1:Averages.D1 Averages.D2:Averages.D8 Averages.E1:Averages.E1 Averages.E2:Averages.E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11mm" svg:height="90.04mm" svg:x="182.07mm" svg:y="81.34mm">
            <loext:p draw:notify-on-update-of-ranges="Averages.A9:Averages.A9 Averages.A10:Averages.A17 Averages.B9:Averages.B9 Averages.B10:Averages.B17 Averages.C9:Averages.C9 Averages.C10:Averages.C17 Averages.D9:Averages.D9 Averages.D10:Averages.D17 Averages.E9:Averages.E9 Averages.E10:Averages.E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AVERAGE NC/MT (GROUPED BY RANGE)</text:p>
          </table:table-cell>
          <table:table-cell office:value-type="string" calcext:value-type="string">
            <text:p>AVERAGE NC/TP (GROUPED BY RANGE)</text:p>
          </table:table-cell>
          <table:table-cell office:value-type="string" calcext:value-type="string">
            <text:p>AVERAGE NC/SS (GROUPED BY RANGE)</text:p>
          </table:table-cell>
          <table:table-cell office:value-type="string" calcext:value-type="string">
            <text:p>AVERAGE NC/PS (GROUPED BY RANGE)</text:p>
          </table:table-cell>
        </table:table-row>
        <table:table-row table:style-name="ro1">
          <table:table-cell table:formula="of:=[results_4_CORES_PC.B2]-[results_4_CORES_PC.A2]" office:value-type="float" office:value="1000" calcext:value-type="float">
            <text:p>1000</text:p>
          </table:table-cell>
          <table:table-cell table:formula="of:=AVERAGE([results_4_CORES_PC.C2:.C11])" office:value-type="float" office:value="0.344543191562836" calcext:value-type="float">
            <text:p>0.3445431916</text:p>
          </table:table-cell>
          <table:table-cell table:formula="of:=AVERAGE([results_4_CORES_PC.D2:.D11])" office:value-type="float" office:value="0.0628717389573527" calcext:value-type="float">
            <text:p>0.062871739</text:p>
          </table:table-cell>
          <table:table-cell table:formula="of:=AVERAGE([results_4_CORES_PC.E2:.E11])" office:value-type="float" office:value="0.393694476285586" calcext:value-type="float">
            <text:p>0.3936944763</text:p>
          </table:table-cell>
          <table:table-cell table:formula="of:=AVERAGE([results_4_CORES_PC.F2:.F11])" office:value-type="float" office:value="0.163702823113489" calcext:value-type="float">
            <text:p>0.1637028231</text:p>
          </table:table-cell>
        </table:table-row>
        <table:table-row table:style-name="ro1">
          <table:table-cell table:formula="of:=[results_4_CORES_PC.B12]-[results_4_CORES_PC.A12]" office:value-type="float" office:value="10000" calcext:value-type="float">
            <text:p>10000</text:p>
          </table:table-cell>
          <table:table-cell table:formula="of:=AVERAGE([results_4_CORES_PC.C12:.C21])" office:value-type="float" office:value="0.861727057324581" calcext:value-type="float">
            <text:p>0.8617270573</text:p>
          </table:table-cell>
          <table:table-cell table:formula="of:=AVERAGE([results_4_CORES_PC.D12:.D21])" office:value-type="float" office:value="0.19955958046614" calcext:value-type="float">
            <text:p>0.1995595805</text:p>
          </table:table-cell>
          <table:table-cell table:formula="of:=AVERAGE([results_4_CORES_PC.E12:.E21])" office:value-type="float" office:value="0.745632988852146" calcext:value-type="float">
            <text:p>0.7456329889</text:p>
          </table:table-cell>
          <table:table-cell table:formula="of:=AVERAGE([results_4_CORES_PC.F12:.F21])" office:value-type="float" office:value="0.653665271234171" calcext:value-type="float">
            <text:p>0.6536652712</text:p>
          </table:table-cell>
        </table:table-row>
        <table:table-row table:style-name="ro1">
          <table:table-cell table:formula="of:=[results_4_CORES_PC.B22]-[results_4_CORES_PC.A22]" office:value-type="float" office:value="100000" calcext:value-type="float">
            <text:p>100000</text:p>
          </table:table-cell>
          <table:table-cell table:formula="of:=AVERAGE([results_4_CORES_PC.C22:.C31])" office:value-type="float" office:value="1.71374521795756" calcext:value-type="float">
            <text:p>1.713745218</text:p>
          </table:table-cell>
          <table:table-cell table:formula="of:=AVERAGE([results_4_CORES_PC.D22:.D31])" office:value-type="float" office:value="0.467908378583017" calcext:value-type="float">
            <text:p>0.4679083786</text:p>
          </table:table-cell>
          <table:table-cell table:formula="of:=AVERAGE([results_4_CORES_PC.E22:.E31])" office:value-type="float" office:value="0.947378098661799" calcext:value-type="float">
            <text:p>0.9473780987</text:p>
          </table:table-cell>
          <table:table-cell table:formula="of:=AVERAGE([results_4_CORES_PC.F22:.F31])" office:value-type="float" office:value="1.42811682206766" calcext:value-type="float">
            <text:p>1.4281168221</text:p>
          </table:table-cell>
        </table:table-row>
        <table:table-row table:style-name="ro1">
          <table:table-cell table:formula="of:=[results_4_CORES_PC.B34]-[results_4_CORES_PC.A34]" office:value-type="float" office:value="1000000" calcext:value-type="float">
            <text:p>1000000</text:p>
          </table:table-cell>
          <table:table-cell table:formula="of:=AVERAGE([results_4_CORES_PC.C32:.C36])" office:value-type="float" office:value="2.02200088767335" calcext:value-type="float">
            <text:p>2.0220008877</text:p>
          </table:table-cell>
          <table:table-cell table:formula="of:=AVERAGE([results_4_CORES_PC.D32:.D36])" office:value-type="float" office:value="0.787554395478822" calcext:value-type="float">
            <text:p>0.7875543955</text:p>
          </table:table-cell>
          <table:table-cell table:formula="of:=AVERAGE([results_4_CORES_PC.E32:.E36])" office:value-type="float" office:value="0.952937137653416" calcext:value-type="float">
            <text:p>0.9529371377</text:p>
          </table:table-cell>
          <table:table-cell table:formula="of:=AVERAGE([results_4_CORES_PC.F32:.F36])" office:value-type="float" office:value="1.78572703876868" calcext:value-type="float">
            <text:p>1.7857270388</text:p>
          </table:table-cell>
        </table:table-row>
        <table:table-row table:style-name="ro1">
          <table:table-cell table:formula="of:=[results_4_CORES_PC.B37]-[results_4_CORES_PC.A37]" office:value-type="float" office:value="1000000" calcext:value-type="float">
            <text:p>1000000</text:p>
          </table:table-cell>
          <table:table-cell table:formula="of:=AVERAGE([results_4_CORES_PC.C37:.C51])" office:value-type="float" office:value="2.01948995986359" calcext:value-type="float">
            <text:p>2.0194899599</text:p>
          </table:table-cell>
          <table:table-cell table:formula="of:=AVERAGE([results_4_CORES_PC.D37:.D51])" office:value-type="float" office:value="0.927468090629816" calcext:value-type="float">
            <text:p>0.9274680906</text:p>
          </table:table-cell>
          <table:table-cell table:formula="of:=AVERAGE([results_4_CORES_PC.E37:.E51])" office:value-type="float" office:value="0.969165178965987" calcext:value-type="float">
            <text:p>0.969165179</text:p>
          </table:table-cell>
          <table:table-cell table:formula="of:=AVERAGE([results_4_CORES_PC.F37:.F51])" office:value-type="float" office:value="1.72199927456334" calcext:value-type="float">
            <text:p>1.7219992746</text:p>
          </table:table-cell>
        </table:table-row>
        <table:table-row table:style-name="ro1">
          <table:table-cell table:formula="of:=[results_4_CORES_PC.B52]-[results_4_CORES_PC.A52]" office:value-type="float" office:value="10000000" calcext:value-type="float">
            <text:p>10000000</text:p>
          </table:table-cell>
          <table:table-cell table:formula="of:=AVERAGE([results_4_CORES_PC.C52:.C61])" office:value-type="float" office:value="2.04392585656029" calcext:value-type="float">
            <text:p>2.0439258566</text:p>
          </table:table-cell>
          <table:table-cell table:formula="of:=AVERAGE([results_4_CORES_PC.D52:.D61])" office:value-type="float" office:value="1.11516602229336" calcext:value-type="float">
            <text:p>1.1151660223</text:p>
          </table:table-cell>
          <table:table-cell table:formula="of:=AVERAGE([results_4_CORES_PC.E52:.E61])" office:value-type="float" office:value="0.976227499563216" calcext:value-type="float">
            <text:p>0.9762274996</text:p>
          </table:table-cell>
          <table:table-cell table:formula="of:=AVERAGE([results_4_CORES_PC.F52:.F61])" office:value-type="float" office:value="1.7997978409654" calcext:value-type="float">
            <text:p>1.799797841</text:p>
          </table:table-cell>
        </table:table-row>
        <table:table-row table:style-name="ro1">
          <table:table-cell table:formula="of:=[results_4_CORES_PC.B62]-[results_4_CORES_PC.A62]" office:value-type="float" office:value="1000000" calcext:value-type="float">
            <text:p>1000000</text:p>
          </table:table-cell>
          <table:table-cell table:formula="of:=AVERAGE([results_4_CORES_PC.C62:.C66])" office:value-type="float" office:value="2.08631771804004" calcext:value-type="float">
            <text:p>2.086317718</text:p>
          </table:table-cell>
          <table:table-cell table:formula="of:=AVERAGE([results_4_CORES_PC.D62:.D66])" office:value-type="float" office:value="1.9957672760416" calcext:value-type="float">
            <text:p>1.995767276</text:p>
          </table:table-cell>
          <table:table-cell table:formula="of:=AVERAGE([results_4_CORES_PC.E62:.E66])" office:value-type="float" office:value="0.973359126193739" calcext:value-type="float">
            <text:p>0.9733591262</text:p>
          </table:table-cell>
          <table:table-cell table:formula="of:=AVERAGE([results_4_CORES_PC.F62:.F66])" office:value-type="float" office:value="1.92129964068147" calcext:value-type="float">
            <text:p>1.9212996407</text:p>
          </table:table-cell>
        </table:table-row>
        <table:table-row table:style-name="ro1">
          <table:table-cell office:value-type="string" calcext:value-type="string">
            <text:p>HIGHEST END VALUE</text:p>
          </table:table-cell>
          <table:table-cell office:value-type="string" calcext:value-type="string">
            <text:p>AVERAGE NC/MT (GROUPED BY END VALUE)</text:p>
          </table:table-cell>
          <table:table-cell office:value-type="string" calcext:value-type="string">
            <text:p>AVERAGE NC/TP (GROUPED BY END VALUE)</text:p>
          </table:table-cell>
          <table:table-cell office:value-type="string" calcext:value-type="string">
            <text:p>AVERAGE NC/SS (GROUPED BY END VALUE)</text:p>
          </table:table-cell>
          <table:table-cell office:value-type="string" calcext:value-type="string">
            <text:p>AVERAGE NC/PS (GROUPED BY END VALUE)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results_4_CORES_PC.C2:.C11])" office:value-type="float" office:value="0.344543191562836" calcext:value-type="float">
            <text:p>0.3445431916</text:p>
          </table:table-cell>
          <table:table-cell table:formula="of:=AVERAGE([results_4_CORES_PC.D2:.D11])" office:value-type="float" office:value="0.0628717389573527" calcext:value-type="float">
            <text:p>0.062871739</text:p>
          </table:table-cell>
          <table:table-cell table:formula="of:=AVERAGE([results_4_CORES_PC.E2:.E11])" office:value-type="float" office:value="0.393694476285586" calcext:value-type="float">
            <text:p>0.3936944763</text:p>
          </table:table-cell>
          <table:table-cell table:formula="of:=AVERAGE([results_4_CORES_PC.F2:.F11])" office:value-type="float" office:value="0.163702823113489" calcext:value-type="float">
            <text:p>0.163702823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AVERAGE([results_4_CORES_PC.C12:.C21])" office:value-type="float" office:value="0.861727057324581" calcext:value-type="float">
            <text:p>0.8617270573</text:p>
          </table:table-cell>
          <table:table-cell table:formula="of:=AVERAGE([results_4_CORES_PC.D12:.D21])" office:value-type="float" office:value="0.19955958046614" calcext:value-type="float">
            <text:p>0.1995595805</text:p>
          </table:table-cell>
          <table:table-cell table:formula="of:=AVERAGE([results_4_CORES_PC.E12:.E21])" office:value-type="float" office:value="0.745632988852146" calcext:value-type="float">
            <text:p>0.7456329889</text:p>
          </table:table-cell>
          <table:table-cell table:formula="of:=AVERAGE([results_4_CORES_PC.F12:.F21])" office:value-type="float" office:value="0.653665271234171" calcext:value-type="float">
            <text:p>0.653665271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AVERAGE([results_4_CORES_PC.C22:.C31])" office:value-type="float" office:value="1.71374521795756" calcext:value-type="float">
            <text:p>1.713745218</text:p>
          </table:table-cell>
          <table:table-cell table:formula="of:=AVERAGE([results_4_CORES_PC.D22:.D31])" office:value-type="float" office:value="0.467908378583017" calcext:value-type="float">
            <text:p>0.4679083786</text:p>
          </table:table-cell>
          <table:table-cell table:formula="of:=AVERAGE([results_4_CORES_PC.E22:.E31])" office:value-type="float" office:value="0.947378098661799" calcext:value-type="float">
            <text:p>0.9473780987</text:p>
          </table:table-cell>
          <table:table-cell table:formula="of:=AVERAGE([results_4_CORES_PC.F22:.F31])" office:value-type="float" office:value="1.42811682206766" calcext:value-type="float">
            <text:p>1.4281168221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table:formula="of:=AVERAGE([results_4_CORES_PC.C32:.C36])" office:value-type="float" office:value="2.02200088767335" calcext:value-type="float">
            <text:p>2.0220008877</text:p>
          </table:table-cell>
          <table:table-cell table:formula="of:=AVERAGE([results_4_CORES_PC.D32:.D36])" office:value-type="float" office:value="0.787554395478822" calcext:value-type="float">
            <text:p>0.7875543955</text:p>
          </table:table-cell>
          <table:table-cell table:formula="of:=AVERAGE([results_4_CORES_PC.E32:.E36])" office:value-type="float" office:value="0.952937137653416" calcext:value-type="float">
            <text:p>0.9529371377</text:p>
          </table:table-cell>
          <table:table-cell table:formula="of:=AVERAGE([results_4_CORES_PC.F32:.F36])" office:value-type="float" office:value="1.78572703876868" calcext:value-type="float">
            <text:p>1.78572703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AVERAGE([results_4_CORES_PC.C37:.C46])" office:value-type="float" office:value="2.01720054205474" calcext:value-type="float">
            <text:p>2.0172005421</text:p>
          </table:table-cell>
          <table:table-cell table:formula="of:=AVERAGE([results_4_CORES_PC.D37:.D46])" office:value-type="float" office:value="0.800325872126667" calcext:value-type="float">
            <text:p>0.8003258721</text:p>
          </table:table-cell>
          <table:table-cell table:formula="of:=AVERAGE([results_4_CORES_PC.E37:.E46])" office:value-type="float" office:value="0.969006081854703" calcext:value-type="float">
            <text:p>0.9690060819</text:p>
          </table:table-cell>
          <table:table-cell table:formula="of:=AVERAGE([results_4_CORES_PC.F37:.F46])" office:value-type="float" office:value="1.67784073565708" calcext:value-type="float">
            <text:p>1.6778407357</text:p>
          </table:table-cell>
        </table:table-row>
        <table:table-row table:style-name="ro1">
          <table:table-cell office:value-type="float" office:value="801000000" calcext:value-type="float">
            <text:p>801000000</text:p>
          </table:table-cell>
          <table:table-cell table:formula="of:=AVERAGE([results_4_CORES_PC.C47:.C51])" office:value-type="float" office:value="2.02406879548128" calcext:value-type="float">
            <text:p>2.0240687955</text:p>
          </table:table-cell>
          <table:table-cell table:formula="of:=AVERAGE([results_4_CORES_PC.D47:.D51])" office:value-type="float" office:value="1.18175252763612" calcext:value-type="float">
            <text:p>1.1817525276</text:p>
          </table:table-cell>
          <table:table-cell table:formula="of:=AVERAGE([results_4_CORES_PC.E47:.E51])" office:value-type="float" office:value="0.969483373188554" calcext:value-type="float">
            <text:p>0.9694833732</text:p>
          </table:table-cell>
          <table:table-cell table:formula="of:=AVERAGE([results_4_CORES_PC.F47:.F51])" office:value-type="float" office:value="1.81031635237586" calcext:value-type="float">
            <text:p>1.8103163524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AVERAGE([results_4_CORES_PC.C52:.C61])" office:value-type="float" office:value="2.04392585656029" calcext:value-type="float">
            <text:p>2.0439258566</text:p>
          </table:table-cell>
          <table:table-cell table:formula="of:=AVERAGE([results_4_CORES_PC.D52:.D61])" office:value-type="float" office:value="1.11516602229336" calcext:value-type="float">
            <text:p>1.1151660223</text:p>
          </table:table-cell>
          <table:table-cell table:formula="of:=AVERAGE([results_4_CORES_PC.E52:.E61])" office:value-type="float" office:value="0.976227499563216" calcext:value-type="float">
            <text:p>0.9762274996</text:p>
          </table:table-cell>
          <table:table-cell table:formula="of:=AVERAGE([results_4_CORES_PC.F52:.F61])" office:value-type="float" office:value="1.7997978409654" calcext:value-type="float">
            <text:p>1.799797841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=AVERAGE([results_4_CORES_PC.C62:.C66])" office:value-type="float" office:value="2.08631771804004" calcext:value-type="float">
            <text:p>2.086317718</text:p>
          </table:table-cell>
          <table:table-cell table:formula="of:==AVERAGE([results_4_CORES_PC.D62:.D66])" office:value-type="float" office:value="1.9957672760416" calcext:value-type="float">
            <text:p>1.995767276</text:p>
          </table:table-cell>
          <table:table-cell table:formula="of:==AVERAGE([results_4_CORES_PC.E62:.E66])" office:value-type="float" office:value="0.973359126193739" calcext:value-type="float">
            <text:p>0.9733591262</text:p>
          </table:table-cell>
          <table:table-cell table:formula="of:==AVERAGE([results_4_CORES_PC.F62:.F66])" office:value-type="float" office:value="1.92129964068147" calcext:value-type="float">
            <text:p>1.9212996407</text:p>
          </table:table-cell>
        </table:table-row>
      </table:table>
      <table:named-expressions/>
      <table:database-ranges>
        <table:database-range table:name="__Anonymous_DB__1" table:target-range-address="results_4_CORES_PC.A1:results_4_CORES_PC.AMJ1048576" table:contains-header="false">
          <table:sort>
            <table:sort-by table:field-number="0" table:data-type="automatic"/>
          </table:sort>
        </table:database-range>
        <table:database-range table:name="__Anonymous_Sheet_DB__0" table:target-range-address="Averages.A1:Averages.E66"/>
        <table:database-range table:name="__Anonymous_Sheet_DB__1" table:target-range-address="Averages.A2:Averages.A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7T20:12:23.533000000</dc:date>
    <meta:editing-duration>PT21M24S</meta:editing-duration>
    <meta:editing-cycles>4</meta:editing-cycles>
    <meta:generator>LibreOffice/5.0.4.2$Windows_x86 LibreOffice_project/2b9802c1994aa0b7dc6079e128979269cf95bc78</meta:generator>
    <meta:document-statistic meta:table-count="2" meta:cell-count="5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49cm" svg:height="11.828cm" xlink:href=".." xlink:type="simple" chart:class="chart:bar" chart:style-name="ch1">
        <chart:title svg:x="6.026cm" svg:y="0.372cm" chart:style-name="ch2">
          <text:p>Comparing the performance of concurrency implementations in Java</text:p>
        </chart:title>
        <chart:subtitle svg:x="9.73cm" svg:y="1.387cm" chart:style-name="ch3">
          <text:p>PC Results (by highest end value)</text:p>
        </chart:subtitle>
        <chart:legend chart:legend-position="end" svg:x="22.551cm" svg:y="4.868cm" style:legend-expansion="high" chart:style-name="ch4"/>
        <chart:plot-area chart:style-name="ch5" table:cell-range-address="results_4_CORES_PC.B1:results_4_CORES_PC.F72" chart:data-source-has-labels="both" svg:x="1.519cm" svg:y="2.306cm" svg:width="20.524cm" svg:height="8.305cm">
          <chartooo:coordinate-region svg:x="2.246cm" svg:y="2.306cm" svg:width="19.797cm" svg:height="6.396cm"/>
          <chart:axis chart:dimension="x" chart:name="primary-x" chart:style-name="ch6" chartooo:axis-type="auto">
            <chartooo:date-scale/>
            <chart:title svg:x="11.009cm" svg:y="10.847cm" chart:style-name="ch7">
              <text:p>End value</text:p>
            </chart:title>
            <chart:categories table:cell-range-address="results_4_CORES_PC.B2:results_4_CORES_PC.B72"/>
          </chart:axis>
          <chart:axis chart:dimension="y" chart:name="primary-y" chart:style-name="ch8">
            <chart:title svg:x="0.451cm" svg:y="10.973cm" chart:style-name="ch9">
              <text:p>Performance ( baseline total time  / implementation total time)</text:p>
            </chart:title>
            <chart:grid chart:style-name="ch10" chart:class="major"/>
          </chart:axis>
          <chart:series chart:style-name="ch11" chart:values-cell-range-address="results_4_CORES_PC.C2:results_4_CORES_PC.C72" chart:label-cell-address="results_4_CORES_PC.C1:results_4_CORES_PC.C1" chart:class="chart:bar">
            <chart:data-point chart:repeated="71"/>
          </chart:series>
          <chart:series chart:style-name="ch12" chart:values-cell-range-address="results_4_CORES_PC.D2:results_4_CORES_PC.D72" chart:label-cell-address="results_4_CORES_PC.D1:results_4_CORES_PC.D1" chart:class="chart:bar">
            <chart:data-point chart:repeated="71"/>
          </chart:series>
          <chart:series chart:style-name="ch13" chart:values-cell-range-address="results_4_CORES_PC.E2:results_4_CORES_PC.E72" chart:label-cell-address="results_4_CORES_PC.E1:results_4_CORES_PC.E1" chart:class="chart:bar">
            <chart:data-point chart:repeated="71"/>
          </chart:series>
          <chart:series chart:style-name="ch14" chart:values-cell-range-address="results_4_CORES_PC.F2:results_4_CORES_PC.F72" chart:label-cell-address="results_4_CORES_PC.F1:results_4_CORES_PC.F1" chart:class="chart:bar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8224155316</text:p>
                <draw:g>
                  <svg:desc>results_4_CORES_PC.C1:results_4_CORES_PC.C1</svg:desc>
                </draw:g>
              </table:table-cell>
              <table:table-cell office:value-type="string">
                <text:p>0.1747838033</text:p>
                <draw:g>
                  <svg:desc>results_4_CORES_PC.D1:results_4_CORES_PC.D1</svg:desc>
                </draw:g>
              </table:table-cell>
              <table:table-cell office:value-type="string">
                <text:p>0.0217485688</text:p>
                <draw:g>
                  <svg:desc>results_4_CORES_PC.E1:results_4_CORES_PC.E1</svg:desc>
                </draw:g>
              </table:table-cell>
              <table:table-cell office:value-type="string">
                <text:p>0.1860857003</text:p>
                <draw:g>
                  <svg:desc>results_4_CORES_PC.F1:results_4_CORES_PC.F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results_4_CORES_PC.B2:results_4_CORES_PC.B72</svg:desc>
                </draw:g>
              </table:table-cell>
              <table:table-cell office:value-type="float" office:value="0.161616838894586">
                <text:p>0.161616838894586</text:p>
                <draw:g>
                  <svg:desc>results_4_CORES_PC.C2:results_4_CORES_PC.C72</svg:desc>
                </draw:g>
              </table:table-cell>
              <table:table-cell office:value-type="float" office:value="0.0242895260767265">
                <text:p>0.0242895260767265</text:p>
                <draw:g>
                  <svg:desc>results_4_CORES_PC.D2:results_4_CORES_PC.D72</svg:desc>
                </draw:g>
              </table:table-cell>
              <table:table-cell office:value-type="float" office:value="0.253046546286919">
                <text:p>0.253046546286919</text:p>
                <draw:g>
                  <svg:desc>results_4_CORES_PC.E2:results_4_CORES_PC.E72</svg:desc>
                </draw:g>
              </table:table-cell>
              <table:table-cell office:value-type="float" office:value="0.119190818363661">
                <text:p>0.119190818363661</text:p>
                <draw:g>
                  <svg:desc>results_4_CORES_PC.F2:results_4_CORES_PC.F7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80117909278771">
                <text:p>0.0480117909278771</text:p>
              </table:table-cell>
              <table:table-cell office:value-type="float" office:value="0.0452404399906512">
                <text:p>0.0452404399906512</text:p>
              </table:table-cell>
              <table:table-cell office:value-type="float" office:value="0.325850436138328">
                <text:p>0.325850436138328</text:p>
              </table:table-cell>
              <table:table-cell office:value-type="float" office:value="0.0905952021733058">
                <text:p>0.090595202173305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03661600982838">
                <text:p>0.403661600982838</text:p>
              </table:table-cell>
              <table:table-cell office:value-type="float" office:value="0.0659359290706229">
                <text:p>0.0659359290706229</text:p>
              </table:table-cell>
              <table:table-cell office:value-type="float" office:value="0.582434319076025">
                <text:p>0.582434319076025</text:p>
              </table:table-cell>
              <table:table-cell office:value-type="float" office:value="0.154057565404805">
                <text:p>0.15405756540480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4183220697658">
                <text:p>0.284183220697658</text:p>
              </table:table-cell>
              <table:table-cell office:value-type="float" office:value="0.0670316399645761">
                <text:p>0.0670316399645761</text:p>
              </table:table-cell>
              <table:table-cell office:value-type="float" office:value="0.552081012550792">
                <text:p>0.552081012550792</text:p>
              </table:table-cell>
              <table:table-cell office:value-type="float" office:value="0.159012571274912">
                <text:p>0.1590125712749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8423308492338">
                <text:p>1.8423308492338</text:p>
              </table:table-cell>
              <table:table-cell office:value-type="float" office:value="0.160027262790851">
                <text:p>0.160027262790851</text:p>
              </table:table-cell>
              <table:table-cell office:value-type="float" office:value="0.0199749011601578">
                <text:p>0.0199749011601578</text:p>
              </table:table-cell>
              <table:table-cell office:value-type="float" office:value="0.159624161869118">
                <text:p>0.1596241618691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77369388851148">
                <text:p>0.177369388851148</text:p>
              </table:table-cell>
              <table:table-cell office:value-type="float" office:value="0.0316420135942197">
                <text:p>0.0316420135942197</text:p>
              </table:table-cell>
              <table:table-cell office:value-type="float" office:value="0.31033034322465">
                <text:p>0.31033034322465</text:p>
              </table:table-cell>
              <table:table-cell office:value-type="float" office:value="0.0984132591189992">
                <text:p>0.09841325911899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23544988947551">
                <text:p>0.0123544988947551</text:p>
              </table:table-cell>
              <table:table-cell office:value-type="float" office:value="0.0307122996821615">
                <text:p>0.0307122996821615</text:p>
              </table:table-cell>
              <table:table-cell office:value-type="float" office:value="0.276183797386526">
                <text:p>0.276183797386526</text:p>
              </table:table-cell>
              <table:table-cell office:value-type="float" office:value="0.100820142748031">
                <text:p>0.1008201427480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773908544117339">
                <text:p>0.0773908544117339</text:p>
              </table:table-cell>
              <table:table-cell office:value-type="float" office:value="0.0669947611553939">
                <text:p>0.0669947611553939</text:p>
              </table:table-cell>
              <table:table-cell office:value-type="float" office:value="0.391656298341371">
                <text:p>0.391656298341371</text:p>
              </table:table-cell>
              <table:table-cell office:value-type="float" office:value="0.164510316783163">
                <text:p>0.16451031678316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03584745120924">
                <text:p>0.203584745120924</text:p>
              </table:table-cell>
              <table:table-cell office:value-type="float" office:value="0.0367251195060084">
                <text:p>0.0367251195060084</text:p>
              </table:table-cell>
              <table:table-cell office:value-type="float" office:value="0.495857949644386">
                <text:p>0.495857949644386</text:p>
              </table:table-cell>
              <table:table-cell office:value-type="float" office:value="0.142568799611918">
                <text:p>0.1425687996119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3492812761304">
                <text:p>0.23492812761304</text:p>
              </table:table-cell>
              <table:table-cell office:value-type="float" office:value="0.100118397742316">
                <text:p>0.100118397742316</text:p>
              </table:table-cell>
              <table:table-cell office:value-type="float" office:value="0.729529159046707">
                <text:p>0.729529159046707</text:p>
              </table:table-cell>
              <table:table-cell office:value-type="float" office:value="0.448235393786981">
                <text:p>0.44823539378698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570385742419451">
                <text:p>0.570385742419451</text:p>
              </table:table-cell>
              <table:table-cell office:value-type="float" office:value="0.151337512201449">
                <text:p>0.151337512201449</text:p>
              </table:table-cell>
              <table:table-cell office:value-type="float" office:value="0.98466994505098">
                <text:p>0.98466994505098</text:p>
              </table:table-cell>
              <table:table-cell office:value-type="float" office:value="0.634057303009025">
                <text:p>0.63405730300902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19487331629187">
                <text:p>0.319487331629187</text:p>
              </table:table-cell>
              <table:table-cell office:value-type="float" office:value="0.245908220435345">
                <text:p>0.245908220435345</text:p>
              </table:table-cell>
              <table:table-cell office:value-type="float" office:value="0.625115128049217">
                <text:p>0.625115128049217</text:p>
              </table:table-cell>
              <table:table-cell office:value-type="float" office:value="0.471049947400294">
                <text:p>0.47104994740029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3768837339978">
                <text:p>1.13768837339978</text:p>
              </table:table-cell>
              <table:table-cell office:value-type="float" office:value="0.189088367782126">
                <text:p>0.189088367782126</text:p>
              </table:table-cell>
              <table:table-cell office:value-type="float" office:value="0.807839339529805">
                <text:p>0.807839339529805</text:p>
              </table:table-cell>
              <table:table-cell office:value-type="float" office:value="0.746968622067119">
                <text:p>0.74696862206711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50581139222543">
                <text:p>0.950581139222543</text:p>
              </table:table-cell>
              <table:table-cell office:value-type="float" office:value="0.177498381804678">
                <text:p>0.177498381804678</text:p>
              </table:table-cell>
              <table:table-cell office:value-type="float" office:value="0.822928317855993">
                <text:p>0.822928317855993</text:p>
              </table:table-cell>
              <table:table-cell office:value-type="float" office:value="0.843591044473227">
                <text:p>0.84359104447322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509015271367447">
                <text:p>0.509015271367447</text:p>
              </table:table-cell>
              <table:table-cell office:value-type="float" office:value="0.098484671989334">
                <text:p>0.098484671989334</text:p>
              </table:table-cell>
              <table:table-cell office:value-type="float" office:value="0.45066400742926">
                <text:p>0.45066400742926</text:p>
              </table:table-cell>
              <table:table-cell office:value-type="float" office:value="0.313595907677656">
                <text:p>0.31359590767765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78315000652151">
                <text:p>0.978315000652151</text:p>
              </table:table-cell>
              <table:table-cell office:value-type="float" office:value="0.185763271297793">
                <text:p>0.185763271297793</text:p>
              </table:table-cell>
              <table:table-cell office:value-type="float" office:value="0.553286727355027">
                <text:p>0.553286727355027</text:p>
              </table:table-cell>
              <table:table-cell office:value-type="float" office:value="0.381318430487091">
                <text:p>0.3813184304870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78352671051731">
                <text:p>0.278352671051731</text:p>
              </table:table-cell>
              <table:table-cell office:value-type="float" office:value="0.259175352292182">
                <text:p>0.259175352292182</text:p>
              </table:table-cell>
              <table:table-cell office:value-type="float" office:value="0.579025524191876">
                <text:p>0.579025524191876</text:p>
              </table:table-cell>
              <table:table-cell office:value-type="float" office:value="0.387977222657462">
                <text:p>0.38797722265746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5837293898797">
                <text:p>1.15837293898797</text:p>
              </table:table-cell>
              <table:table-cell office:value-type="float" office:value="0.159446670674097">
                <text:p>0.159446670674097</text:p>
              </table:table-cell>
              <table:table-cell office:value-type="float" office:value="0.830768952345835">
                <text:p>0.830768952345835</text:p>
              </table:table-cell>
              <table:table-cell office:value-type="float" office:value="0.881910015357257">
                <text:p>0.88191001535725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43911500354134">
                <text:p>0.943911500354134</text:p>
              </table:table-cell>
              <table:table-cell office:value-type="float" office:value="0.143231888289659">
                <text:p>0.143231888289659</text:p>
              </table:table-cell>
              <table:table-cell office:value-type="float" office:value="0.855080441482602">
                <text:p>0.855080441482602</text:p>
              </table:table-cell>
              <table:table-cell office:value-type="float" office:value="0.874236672518516">
                <text:p>0.87423667251851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77116060416142">
                <text:p>1.77116060416142</text:p>
              </table:table-cell>
              <table:table-cell office:value-type="float" office:value="0.385661467894737">
                <text:p>0.385661467894737</text:p>
              </table:table-cell>
              <table:table-cell office:value-type="float" office:value="0.946951505230862">
                <text:p>0.946951505230862</text:p>
              </table:table-cell>
              <table:table-cell office:value-type="float" office:value="1.00194754669406">
                <text:p>1.0019475466940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47975005144777">
                <text:p>1.47975005144777</text:p>
              </table:table-cell>
              <table:table-cell office:value-type="float" office:value="0.428212202532446">
                <text:p>0.428212202532446</text:p>
              </table:table-cell>
              <table:table-cell office:value-type="float" office:value="0.909442749521406">
                <text:p>0.909442749521406</text:p>
              </table:table-cell>
              <table:table-cell office:value-type="float" office:value="0.89846191213089">
                <text:p>0.8984619121308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28356386865691">
                <text:p>1.28356386865691</text:p>
              </table:table-cell>
              <table:table-cell office:value-type="float" office:value="0.404342674996958">
                <text:p>0.404342674996958</text:p>
              </table:table-cell>
              <table:table-cell office:value-type="float" office:value="0.975244854315305">
                <text:p>0.975244854315305</text:p>
              </table:table-cell>
              <table:table-cell office:value-type="float" office:value="1.58072377120093">
                <text:p>1.5807237712009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70518994130578">
                <text:p>1.70518994130578</text:p>
              </table:table-cell>
              <table:table-cell office:value-type="float" office:value="0.389480978849644">
                <text:p>0.389480978849644</text:p>
              </table:table-cell>
              <table:table-cell office:value-type="float" office:value="0.972299909174482">
                <text:p>0.972299909174482</text:p>
              </table:table-cell>
              <table:table-cell office:value-type="float" office:value="1.64552861029694">
                <text:p>1.6455286102969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97632310619843">
                <text:p>1.97632310619843</text:p>
              </table:table-cell>
              <table:table-cell office:value-type="float" office:value="0.459602292905399">
                <text:p>0.459602292905399</text:p>
              </table:table-cell>
              <table:table-cell office:value-type="float" office:value="0.95933216732511">
                <text:p>0.95933216732511</text:p>
              </table:table-cell>
              <table:table-cell office:value-type="float" office:value="1.62001751633647">
                <text:p>1.620017516336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59539378358555">
                <text:p>1.59539378358555</text:p>
              </table:table-cell>
              <table:table-cell office:value-type="float" office:value="0.513201657003972">
                <text:p>0.513201657003972</text:p>
              </table:table-cell>
              <table:table-cell office:value-type="float" office:value="0.873398781673271">
                <text:p>0.873398781673271</text:p>
              </table:table-cell>
              <table:table-cell office:value-type="float" office:value="1.06975607650379">
                <text:p>1.0697560765037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66498635615784">
                <text:p>1.66498635615784</text:p>
              </table:table-cell>
              <table:table-cell office:value-type="float" office:value="0.345129971237231">
                <text:p>0.345129971237231</text:p>
              </table:table-cell>
              <table:table-cell office:value-type="float" office:value="0.877392169712219">
                <text:p>0.877392169712219</text:p>
              </table:table-cell>
              <table:table-cell office:value-type="float" office:value="0.928963123857716">
                <text:p>0.92896312385771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46721753903801">
                <text:p>1.46721753903801</text:p>
              </table:table-cell>
              <table:table-cell office:value-type="float" office:value="0.503762510024661">
                <text:p>0.503762510024661</text:p>
              </table:table-cell>
              <table:table-cell office:value-type="float" office:value="1.0033078285656">
                <text:p>1.0033078285656</text:p>
              </table:table-cell>
              <table:table-cell office:value-type="float" office:value="1.64624986819924">
                <text:p>1.6462498681992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88049799573567">
                <text:p>1.88049799573567</text:p>
              </table:table-cell>
              <table:table-cell office:value-type="float" office:value="0.388335239690326">
                <text:p>0.388335239690326</text:p>
              </table:table-cell>
              <table:table-cell office:value-type="float" office:value="0.964506041519978">
                <text:p>0.964506041519978</text:p>
              </table:table-cell>
              <table:table-cell office:value-type="float" office:value="1.56557895248748">
                <text:p>1.5655789524874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99517191540761">
                <text:p>1.99517191540761</text:p>
              </table:table-cell>
              <table:table-cell office:value-type="float" office:value="0.455272180026769">
                <text:p>0.455272180026769</text:p>
              </table:table-cell>
              <table:table-cell office:value-type="float" office:value="0.975070726592183">
                <text:p>0.975070726592183</text:p>
              </table:table-cell>
              <table:table-cell office:value-type="float" office:value="1.52978678833236">
                <text:p>1.5297867883323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8935762204202">
                <text:p>2.08935762204202</text:p>
              </table:table-cell>
              <table:table-cell office:value-type="float" office:value="0.791744078562761">
                <text:p>0.791744078562761</text:p>
              </table:table-cell>
              <table:table-cell office:value-type="float" office:value="0.963785758218431">
                <text:p>0.963785758218431</text:p>
              </table:table-cell>
              <table:table-cell office:value-type="float" office:value="1.79610160133083">
                <text:p>1.7961016013308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98880674356452">
                <text:p>1.98880674356452</text:p>
              </table:table-cell>
              <table:table-cell office:value-type="float" office:value="0.482402105726846">
                <text:p>0.482402105726846</text:p>
              </table:table-cell>
              <table:table-cell office:value-type="float" office:value="0.883167699041387">
                <text:p>0.883167699041387</text:p>
              </table:table-cell>
              <table:table-cell office:value-type="float" office:value="1.75536202897827">
                <text:p>1.7553620289782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5081610510925">
                <text:p>2.05081610510925</text:p>
              </table:table-cell>
              <table:table-cell office:value-type="float" office:value="0.741354331631885">
                <text:p>0.741354331631885</text:p>
              </table:table-cell>
              <table:table-cell office:value-type="float" office:value="0.981150037868325">
                <text:p>0.981150037868325</text:p>
              </table:table-cell>
              <table:table-cell office:value-type="float" office:value="1.78510564171677">
                <text:p>1.7851056417167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8166136268715">
                <text:p>2.08166136268715</text:p>
              </table:table-cell>
              <table:table-cell office:value-type="float" office:value="0.960609992700547">
                <text:p>0.960609992700547</text:p>
              </table:table-cell>
              <table:table-cell office:value-type="float" office:value="0.959895347111384">
                <text:p>0.959895347111384</text:p>
              </table:table-cell>
              <table:table-cell office:value-type="float" office:value="1.79561673573149">
                <text:p>1.7956167357314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89839708661861">
                <text:p>1.89839708661861</text:p>
              </table:table-cell>
              <table:table-cell office:value-type="float" office:value="0.901628952118823">
                <text:p>0.901628952118823</text:p>
              </table:table-cell>
              <table:table-cell office:value-type="float" office:value="0.969452616220958">
                <text:p>0.969452616220958</text:p>
              </table:table-cell>
              <table:table-cell office:value-type="float" office:value="1.72740100458955">
                <text:p>1.7274010045895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9032314038724">
                <text:p>2.09032314038724</text:p>
              </table:table-cell>
              <table:table-cell office:value-type="float" office:value="0.85177659521601">
                <text:p>0.85177659521601</text:p>
              </table:table-cell>
              <table:table-cell office:value-type="float" office:value="0.971019988025027">
                <text:p>0.971019988025027</text:p>
              </table:table-cell>
              <table:table-cell office:value-type="float" office:value="1.86514978282731">
                <text:p>1.8651497828273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4691069103019">
                <text:p>2.04691069103019</text:p>
              </table:table-cell>
              <table:table-cell office:value-type="float" office:value="0.463840127753063">
                <text:p>0.463840127753063</text:p>
              </table:table-cell>
              <table:table-cell office:value-type="float" office:value="0.95644356093695">
                <text:p>0.95644356093695</text:p>
              </table:table-cell>
              <table:table-cell office:value-type="float" office:value="1.86819681626523">
                <text:p>1.8681968162652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7705598723334">
                <text:p>2.07705598723334</text:p>
              </table:table-cell>
              <table:table-cell office:value-type="float" office:value="0.720316126576883">
                <text:p>0.720316126576883</text:p>
              </table:table-cell>
              <table:table-cell office:value-type="float" office:value="0.967484724810867">
                <text:p>0.967484724810867</text:p>
              </table:table-cell>
              <table:table-cell office:value-type="float" office:value="1.69693436165497">
                <text:p>1.6969343616549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4010879402963">
                <text:p>2.04010879402963</text:p>
              </table:table-cell>
              <table:table-cell office:value-type="float" office:value="0.841348666618071">
                <text:p>0.841348666618071</text:p>
              </table:table-cell>
              <table:table-cell office:value-type="float" office:value="0.968571072600488">
                <text:p>0.968571072600488</text:p>
              </table:table-cell>
              <table:table-cell office:value-type="float" office:value="1.90489691145688">
                <text:p>1.9048969114568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7464499902834">
                <text:p>2.07464499902834</text:p>
              </table:table-cell>
              <table:table-cell office:value-type="float" office:value="0.78870246765913">
                <text:p>0.78870246765913</text:p>
              </table:table-cell>
              <table:table-cell office:value-type="float" office:value="0.947120161446949">
                <text:p>0.947120161446949</text:p>
              </table:table-cell>
              <table:table-cell office:value-type="float" office:value="1.73248657820202">
                <text:p>1.73248657820202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2.06967022663949">
                <text:p>2.06967022663949</text:p>
              </table:table-cell>
              <table:table-cell office:value-type="float" office:value="0.736040105957367">
                <text:p>0.736040105957367</text:p>
              </table:table-cell>
              <table:table-cell office:value-type="float" office:value="0.970988021947608">
                <text:p>0.970988021947608</text:p>
              </table:table-cell>
              <table:table-cell office:value-type="float" office:value="1.22231773041796">
                <text:p>1.22231773041796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.86670210175574">
                <text:p>1.86670210175574</text:p>
              </table:table-cell>
              <table:table-cell office:value-type="float" office:value="0.782743562787686">
                <text:p>0.782743562787686</text:p>
              </table:table-cell>
              <table:table-cell office:value-type="float" office:value="0.932494559603574">
                <text:p>0.932494559603574</text:p>
              </table:table-cell>
              <table:table-cell office:value-type="float" office:value="1.72841853424664">
                <text:p>1.72841853424664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.91468084750181">
                <text:p>1.91468084750181</text:p>
              </table:table-cell>
              <table:table-cell office:value-type="float" office:value="0.755840154212">
                <text:p>0.755840154212</text:p>
              </table:table-cell>
              <table:table-cell office:value-type="float" office:value="0.96023251108982">
                <text:p>0.96023251108982</text:p>
              </table:table-cell>
              <table:table-cell office:value-type="float" office:value="1.5151194661461">
                <text:p>1.5151194661461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2.01596769835183">
                <text:p>2.01596769835183</text:p>
              </table:table-cell>
              <table:table-cell office:value-type="float" office:value="1.08084430800668">
                <text:p>1.08084430800668</text:p>
              </table:table-cell>
              <table:table-cell office:value-type="float" office:value="1.03795649956854">
                <text:p>1.03795649956854</text:p>
              </table:table-cell>
              <table:table-cell office:value-type="float" office:value="2.02719605515949">
                <text:p>2.02719605515949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.93975733026938">
                <text:p>1.93975733026938</text:p>
              </table:table-cell>
              <table:table-cell office:value-type="float" office:value="0.880806754231057">
                <text:p>0.880806754231057</text:p>
              </table:table-cell>
              <table:table-cell office:value-type="float" office:value="0.967207956694262">
                <text:p>0.967207956694262</text:p>
              </table:table-cell>
              <table:table-cell office:value-type="float" office:value="1.78720052240812">
                <text:p>1.7872005224081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12650674470766">
                <text:p>2.12650674470766</text:p>
              </table:table-cell>
              <table:table-cell office:value-type="float" office:value="0.952776447464729">
                <text:p>0.952776447464729</text:p>
              </table:table-cell>
              <table:table-cell office:value-type="float" office:value="0.981561749847973">
                <text:p>0.981561749847973</text:p>
              </table:table-cell>
              <table:table-cell office:value-type="float" office:value="1.29564038061333">
                <text:p>1.29564038061333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.98372757425894">
                <text:p>1.98372757425894</text:p>
              </table:table-cell>
              <table:table-cell office:value-type="float" office:value="0.936264658393193">
                <text:p>0.936264658393193</text:p>
              </table:table-cell>
              <table:table-cell office:value-type="float" office:value="0.951409062189206">
                <text:p>0.951409062189206</text:p>
              </table:table-cell>
              <table:table-cell office:value-type="float" office:value="1.87847258691709">
                <text:p>1.87847258691709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06076169760059">
                <text:p>2.06076169760059</text:p>
              </table:table-cell>
              <table:table-cell office:value-type="float" office:value="1.3847110708781">
                <text:p>1.3847110708781</text:p>
              </table:table-cell>
              <table:table-cell office:value-type="float" office:value="0.979501646928732">
                <text:p>0.979501646928732</text:p>
              </table:table-cell>
              <table:table-cell office:value-type="float" office:value="1.83399461840269">
                <text:p>1.83399461840269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.97115436499568">
                <text:p>1.97115436499568</text:p>
              </table:table-cell>
              <table:table-cell office:value-type="float" office:value="1.37110004018091">
                <text:p>1.37110004018091</text:p>
              </table:table-cell>
              <table:table-cell office:value-type="float" office:value="0.954518666942894">
                <text:p>0.954518666942894</text:p>
              </table:table-cell>
              <table:table-cell office:value-type="float" office:value="1.83605654712036">
                <text:p>1.83605654712036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12005475887599">
                <text:p>2.12005475887599</text:p>
              </table:table-cell>
              <table:table-cell office:value-type="float" office:value="1.32048034286593">
                <text:p>1.32048034286593</text:p>
              </table:table-cell>
              <table:table-cell office:value-type="float" office:value="0.984174718944596">
                <text:p>0.984174718944596</text:p>
              </table:table-cell>
              <table:table-cell office:value-type="float" office:value="1.85759464720515">
                <text:p>1.8575946472051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8464558167521">
                <text:p>1.98464558167521</text:p>
              </table:table-cell>
              <table:table-cell office:value-type="float" office:value="0.896206525862446">
                <text:p>0.896206525862446</text:p>
              </table:table-cell>
              <table:table-cell office:value-type="float" office:value="0.977812770937341">
                <text:p>0.977812770937341</text:p>
              </table:table-cell>
              <table:table-cell office:value-type="float" office:value="1.64546336223401">
                <text:p>1.6454633622340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0450351780901">
                <text:p>1.90450351780901</text:p>
              </table:table-cell>
              <table:table-cell office:value-type="float" office:value="0.886975957982923">
                <text:p>0.886975957982923</text:p>
              </table:table-cell>
              <table:table-cell office:value-type="float" office:value="0.959679234132094">
                <text:p>0.959679234132094</text:p>
              </table:table-cell>
              <table:table-cell office:value-type="float" office:value="1.84444990458318">
                <text:p>1.84444990458318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3264056156139">
                <text:p>2.03264056156139</text:p>
              </table:table-cell>
              <table:table-cell office:value-type="float" office:value="1.05033448013085">
                <text:p>1.05033448013085</text:p>
              </table:table-cell>
              <table:table-cell office:value-type="float" office:value="0.975789427188044">
                <text:p>0.975789427188044</text:p>
              </table:table-cell>
              <table:table-cell office:value-type="float" office:value="1.87880454437852">
                <text:p>1.8788045443785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7799064124889">
                <text:p>1.97799064124889</text:p>
              </table:table-cell>
              <table:table-cell office:value-type="float" office:value="0.946475655244446">
                <text:p>0.946475655244446</text:p>
              </table:table-cell>
              <table:table-cell office:value-type="float" office:value="0.975593993424493">
                <text:p>0.975593993424493</text:p>
              </table:table-cell>
              <table:table-cell office:value-type="float" office:value="1.78780984497702">
                <text:p>1.7878098449770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10613058569201">
                <text:p>2.10613058569201</text:p>
              </table:table-cell>
              <table:table-cell office:value-type="float" office:value="1.12756733709031">
                <text:p>1.12756733709031</text:p>
              </table:table-cell>
              <table:table-cell office:value-type="float" office:value="0.970219036765459">
                <text:p>0.970219036765459</text:p>
              </table:table-cell>
              <table:table-cell office:value-type="float" office:value="1.86174071595396">
                <text:p>1.8617407159539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4718235721771">
                <text:p>2.04718235721771</text:p>
              </table:table-cell>
              <table:table-cell office:value-type="float" office:value="0.8939388681592">
                <text:p>0.8939388681592</text:p>
              </table:table-cell>
              <table:table-cell office:value-type="float" office:value="0.983768078039519">
                <text:p>0.983768078039519</text:p>
              </table:table-cell>
              <table:table-cell office:value-type="float" office:value="1.58745114426325">
                <text:p>1.5874511442632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99646111517483">
                <text:p>1.99646111517483</text:p>
              </table:table-cell>
              <table:table-cell office:value-type="float" office:value="0.981548644751493">
                <text:p>0.981548644751493</text:p>
              </table:table-cell>
              <table:table-cell office:value-type="float" office:value="0.966075404718938">
                <text:p>0.966075404718938</text:p>
              </table:table-cell>
              <table:table-cell office:value-type="float" office:value="1.82867312185585">
                <text:p>1.8286731218558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9401713593934">
                <text:p>2.09401713593934</text:p>
              </table:table-cell>
              <table:table-cell office:value-type="float" office:value="1.13119709702933">
                <text:p>1.13119709702933</text:p>
              </table:table-cell>
              <table:table-cell office:value-type="float" office:value="0.968992706320086">
                <text:p>0.968992706320086</text:p>
              </table:table-cell>
              <table:table-cell office:value-type="float" office:value="1.85393480492365">
                <text:p>1.8539348049236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3031918253232">
                <text:p>2.03031918253232</text:p>
              </table:table-cell>
              <table:table-cell office:value-type="float" office:value="1.14598695329129">
                <text:p>1.14598695329129</text:p>
              </table:table-cell>
              <table:table-cell office:value-type="float" office:value="0.978175409163483">
                <text:p>0.978175409163483</text:p>
              </table:table-cell>
              <table:table-cell office:value-type="float" office:value="1.80051051115555">
                <text:p>1.8005105111555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9142647298569">
                <text:p>2.09142647298569</text:p>
              </table:table-cell>
              <table:table-cell office:value-type="float" office:value="1.08684394057501">
                <text:p>1.08684394057501</text:p>
              </table:table-cell>
              <table:table-cell office:value-type="float" office:value="0.97335340975868">
                <text:p>0.97335340975868</text:p>
              </table:table-cell>
              <table:table-cell office:value-type="float" office:value="1.56763695230977">
                <text:p>1.56763695230977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5858699544168">
                <text:p>2.15858699544168</text:p>
              </table:table-cell>
              <table:table-cell office:value-type="float" office:value="1.9007912886788">
                <text:p>1.9007912886788</text:p>
              </table:table-cell>
              <table:table-cell office:value-type="float" office:value="1.01062829612136">
                <text:p>1.01062829612136</text:p>
              </table:table-cell>
              <table:table-cell office:value-type="float" office:value="1.9869668652532">
                <text:p>1.9869668652532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02631565379918">
                <text:p>2.02631565379918</text:p>
              </table:table-cell>
              <table:table-cell office:value-type="float" office:value="1.93572961494159">
                <text:p>1.93572961494159</text:p>
              </table:table-cell>
              <table:table-cell office:value-type="float" office:value="0.933755045619006">
                <text:p>0.933755045619006</text:p>
              </table:table-cell>
              <table:table-cell office:value-type="float" office:value="1.83362353523969">
                <text:p>1.83362353523969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008288065638">
                <text:p>2.1008288065638</text:p>
              </table:table-cell>
              <table:table-cell office:value-type="float" office:value="2.00752416363201">
                <text:p>2.00752416363201</text:p>
              </table:table-cell>
              <table:table-cell office:value-type="float" office:value="0.985084759195914">
                <text:p>0.985084759195914</text:p>
              </table:table-cell>
              <table:table-cell office:value-type="float" office:value="1.96767422333977">
                <text:p>1.96767422333977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1078881468647">
                <text:p>2.11078881468647</text:p>
              </table:table-cell>
              <table:table-cell office:value-type="float" office:value="2.04581805691422">
                <text:p>2.04581805691422</text:p>
              </table:table-cell>
              <table:table-cell office:value-type="float" office:value="0.989801463800187">
                <text:p>0.989801463800187</text:p>
              </table:table-cell>
              <table:table-cell office:value-type="float" office:value="1.94210647285076">
                <text:p>1.94210647285076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10733759711071">
                <text:p>2.10733759711071</text:p>
              </table:table-cell>
              <table:table-cell office:value-type="float" office:value="1.99399726867856">
                <text:p>1.99399726867856</text:p>
              </table:table-cell>
              <table:table-cell office:value-type="float" office:value="0.984795236159849">
                <text:p>0.984795236159849</text:p>
              </table:table-cell>
              <table:table-cell office:value-type="float" office:value="1.94179433129565">
                <text:p>1.94179433129565</text:p>
              </table:table-cell>
            </table:table-row>
            <table:table-row>
              <table:table-cell office:value-type="string">
                <text:p> END VALU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67cm" svg:height="13.15cm" xlink:href=".." xlink:type="simple" chart:class="chart:bar" chart:style-name="ch1">
        <chart:title svg:x="6.335cm" svg:y="0.399cm" chart:style-name="ch2">
          <text:p>Comparing the performance of concurrency implementations in Java</text:p>
        </chart:title>
        <chart:subtitle svg:x="11.045cm" svg:y="1.441cm" chart:style-name="ch3">
          <text:p>PC Results (by range)</text:p>
        </chart:subtitle>
        <chart:legend chart:legend-position="end" svg:x="23.169cm" svg:y="5.529cm" style:legend-expansion="high" chart:style-name="ch4"/>
        <chart:plot-area chart:style-name="ch5" table:cell-range-address="results_4_CORES_PC.C1:results_4_CORES_PC.G72" chart:data-source-has-labels="both" svg:x="1.532cm" svg:y="2.387cm" svg:width="21.116cm" svg:height="9.519cm">
          <chartooo:coordinate-region svg:x="2.259cm" svg:y="2.387cm" svg:width="20.389cm" svg:height="7.742cm"/>
          <chart:axis chart:dimension="x" chart:name="primary-x" chart:style-name="ch6" chartooo:axis-type="auto">
            <chartooo:date-scale/>
            <chart:title svg:x="10.935cm" svg:y="12.169cm" chart:style-name="ch7">
              <text:p>Size of data set</text:p>
            </chart:title>
            <chart:categories table:cell-range-address="results_4_CORES_PC.G2:results_4_CORES_PC.G72"/>
          </chart:axis>
          <chart:axis chart:dimension="y" chart:name="primary-y" chart:style-name="ch8">
            <chart:title svg:x="0.451cm" svg:y="11.622cm" chart:style-name="ch9">
              <text:p>Performance ( baseline total time / implementation total time)</text:p>
            </chart:title>
            <chart:grid chart:style-name="ch10" chart:class="major"/>
          </chart:axis>
          <chart:series chart:style-name="ch11" chart:values-cell-range-address="results_4_CORES_PC.C2:results_4_CORES_PC.C72" chart:label-cell-address="results_4_CORES_PC.C1:results_4_CORES_PC.C1" chart:class="chart:bar">
            <chart:data-point chart:repeated="71"/>
          </chart:series>
          <chart:series chart:style-name="ch12" chart:values-cell-range-address="results_4_CORES_PC.D2:results_4_CORES_PC.D72" chart:label-cell-address="results_4_CORES_PC.D1:results_4_CORES_PC.D1" chart:class="chart:bar">
            <chart:data-point chart:repeated="71"/>
          </chart:series>
          <chart:series chart:style-name="ch13" chart:values-cell-range-address="results_4_CORES_PC.E2:results_4_CORES_PC.E72" chart:label-cell-address="results_4_CORES_PC.E1:results_4_CORES_PC.E1" chart:class="chart:bar">
            <chart:data-point chart:repeated="71"/>
          </chart:series>
          <chart:series chart:style-name="ch14" chart:values-cell-range-address="results_4_CORES_PC.F2:results_4_CORES_PC.F72" chart:label-cell-address="results_4_CORES_PC.F1:results_4_CORES_PC.F1" chart:class="chart:bar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8224155316</text:p>
                <draw:g>
                  <svg:desc>results_4_CORES_PC.C1:results_4_CORES_PC.C1</svg:desc>
                </draw:g>
              </table:table-cell>
              <table:table-cell office:value-type="string">
                <text:p>0.1747838033</text:p>
                <draw:g>
                  <svg:desc>results_4_CORES_PC.D1:results_4_CORES_PC.D1</svg:desc>
                </draw:g>
              </table:table-cell>
              <table:table-cell office:value-type="string">
                <text:p>0.0217485688</text:p>
                <draw:g>
                  <svg:desc>results_4_CORES_PC.E1:results_4_CORES_PC.E1</svg:desc>
                </draw:g>
              </table:table-cell>
              <table:table-cell office:value-type="string">
                <text:p>0.1860857003</text:p>
                <draw:g>
                  <svg:desc>results_4_CORES_PC.F1:results_4_CORES_PC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results_4_CORES_PC.G2:results_4_CORES_PC.G72</svg:desc>
                </draw:g>
              </table:table-cell>
              <table:table-cell office:value-type="float" office:value="0.161616838894586">
                <text:p>0.161616838894586</text:p>
                <draw:g>
                  <svg:desc>results_4_CORES_PC.C2:results_4_CORES_PC.C72</svg:desc>
                </draw:g>
              </table:table-cell>
              <table:table-cell office:value-type="float" office:value="0.0242895260767265">
                <text:p>0.0242895260767265</text:p>
                <draw:g>
                  <svg:desc>results_4_CORES_PC.D2:results_4_CORES_PC.D72</svg:desc>
                </draw:g>
              </table:table-cell>
              <table:table-cell office:value-type="float" office:value="0.253046546286919">
                <text:p>0.253046546286919</text:p>
                <draw:g>
                  <svg:desc>results_4_CORES_PC.E2:results_4_CORES_PC.E72</svg:desc>
                </draw:g>
              </table:table-cell>
              <table:table-cell office:value-type="float" office:value="0.119190818363661">
                <text:p>0.119190818363661</text:p>
                <draw:g>
                  <svg:desc>results_4_CORES_PC.F2:results_4_CORES_PC.F7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80117909278771">
                <text:p>0.0480117909278771</text:p>
              </table:table-cell>
              <table:table-cell office:value-type="float" office:value="0.0452404399906512">
                <text:p>0.0452404399906512</text:p>
              </table:table-cell>
              <table:table-cell office:value-type="float" office:value="0.325850436138328">
                <text:p>0.325850436138328</text:p>
              </table:table-cell>
              <table:table-cell office:value-type="float" office:value="0.0905952021733058">
                <text:p>0.09059520217330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03661600982838">
                <text:p>0.403661600982838</text:p>
              </table:table-cell>
              <table:table-cell office:value-type="float" office:value="0.0659359290706229">
                <text:p>0.0659359290706229</text:p>
              </table:table-cell>
              <table:table-cell office:value-type="float" office:value="0.582434319076025">
                <text:p>0.582434319076025</text:p>
              </table:table-cell>
              <table:table-cell office:value-type="float" office:value="0.154057565404805">
                <text:p>0.154057565404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84183220697658">
                <text:p>0.284183220697658</text:p>
              </table:table-cell>
              <table:table-cell office:value-type="float" office:value="0.0670316399645761">
                <text:p>0.0670316399645761</text:p>
              </table:table-cell>
              <table:table-cell office:value-type="float" office:value="0.552081012550792">
                <text:p>0.552081012550792</text:p>
              </table:table-cell>
              <table:table-cell office:value-type="float" office:value="0.159012571274912">
                <text:p>0.1590125712749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8423308492338">
                <text:p>1.8423308492338</text:p>
              </table:table-cell>
              <table:table-cell office:value-type="float" office:value="0.160027262790851">
                <text:p>0.160027262790851</text:p>
              </table:table-cell>
              <table:table-cell office:value-type="float" office:value="0.0199749011601578">
                <text:p>0.0199749011601578</text:p>
              </table:table-cell>
              <table:table-cell office:value-type="float" office:value="0.159624161869118">
                <text:p>0.1596241618691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369388851148">
                <text:p>0.177369388851148</text:p>
              </table:table-cell>
              <table:table-cell office:value-type="float" office:value="0.0316420135942197">
                <text:p>0.0316420135942197</text:p>
              </table:table-cell>
              <table:table-cell office:value-type="float" office:value="0.31033034322465">
                <text:p>0.31033034322465</text:p>
              </table:table-cell>
              <table:table-cell office:value-type="float" office:value="0.0984132591189992">
                <text:p>0.09841325911899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23544988947551">
                <text:p>0.0123544988947551</text:p>
              </table:table-cell>
              <table:table-cell office:value-type="float" office:value="0.0307122996821615">
                <text:p>0.0307122996821615</text:p>
              </table:table-cell>
              <table:table-cell office:value-type="float" office:value="0.276183797386526">
                <text:p>0.276183797386526</text:p>
              </table:table-cell>
              <table:table-cell office:value-type="float" office:value="0.100820142748031">
                <text:p>0.1008201427480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73908544117339">
                <text:p>0.0773908544117339</text:p>
              </table:table-cell>
              <table:table-cell office:value-type="float" office:value="0.0669947611553939">
                <text:p>0.0669947611553939</text:p>
              </table:table-cell>
              <table:table-cell office:value-type="float" office:value="0.391656298341371">
                <text:p>0.391656298341371</text:p>
              </table:table-cell>
              <table:table-cell office:value-type="float" office:value="0.164510316783163">
                <text:p>0.1645103167831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3584745120924">
                <text:p>0.203584745120924</text:p>
              </table:table-cell>
              <table:table-cell office:value-type="float" office:value="0.0367251195060084">
                <text:p>0.0367251195060084</text:p>
              </table:table-cell>
              <table:table-cell office:value-type="float" office:value="0.495857949644386">
                <text:p>0.495857949644386</text:p>
              </table:table-cell>
              <table:table-cell office:value-type="float" office:value="0.142568799611918">
                <text:p>0.1425687996119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3492812761304">
                <text:p>0.23492812761304</text:p>
              </table:table-cell>
              <table:table-cell office:value-type="float" office:value="0.100118397742316">
                <text:p>0.100118397742316</text:p>
              </table:table-cell>
              <table:table-cell office:value-type="float" office:value="0.729529159046707">
                <text:p>0.729529159046707</text:p>
              </table:table-cell>
              <table:table-cell office:value-type="float" office:value="0.448235393786981">
                <text:p>0.4482353937869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70385742419451">
                <text:p>0.570385742419451</text:p>
              </table:table-cell>
              <table:table-cell office:value-type="float" office:value="0.151337512201449">
                <text:p>0.151337512201449</text:p>
              </table:table-cell>
              <table:table-cell office:value-type="float" office:value="0.98466994505098">
                <text:p>0.98466994505098</text:p>
              </table:table-cell>
              <table:table-cell office:value-type="float" office:value="0.634057303009025">
                <text:p>0.6340573030090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19487331629187">
                <text:p>0.319487331629187</text:p>
              </table:table-cell>
              <table:table-cell office:value-type="float" office:value="0.245908220435345">
                <text:p>0.245908220435345</text:p>
              </table:table-cell>
              <table:table-cell office:value-type="float" office:value="0.625115128049217">
                <text:p>0.625115128049217</text:p>
              </table:table-cell>
              <table:table-cell office:value-type="float" office:value="0.471049947400294">
                <text:p>0.47104994740029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3768837339978">
                <text:p>1.13768837339978</text:p>
              </table:table-cell>
              <table:table-cell office:value-type="float" office:value="0.189088367782126">
                <text:p>0.189088367782126</text:p>
              </table:table-cell>
              <table:table-cell office:value-type="float" office:value="0.807839339529805">
                <text:p>0.807839339529805</text:p>
              </table:table-cell>
              <table:table-cell office:value-type="float" office:value="0.746968622067119">
                <text:p>0.7469686220671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50581139222543">
                <text:p>0.950581139222543</text:p>
              </table:table-cell>
              <table:table-cell office:value-type="float" office:value="0.177498381804678">
                <text:p>0.177498381804678</text:p>
              </table:table-cell>
              <table:table-cell office:value-type="float" office:value="0.822928317855993">
                <text:p>0.822928317855993</text:p>
              </table:table-cell>
              <table:table-cell office:value-type="float" office:value="0.843591044473227">
                <text:p>0.84359104447322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09015271367447">
                <text:p>0.509015271367447</text:p>
              </table:table-cell>
              <table:table-cell office:value-type="float" office:value="0.098484671989334">
                <text:p>0.098484671989334</text:p>
              </table:table-cell>
              <table:table-cell office:value-type="float" office:value="0.45066400742926">
                <text:p>0.45066400742926</text:p>
              </table:table-cell>
              <table:table-cell office:value-type="float" office:value="0.313595907677656">
                <text:p>0.31359590767765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78315000652151">
                <text:p>0.978315000652151</text:p>
              </table:table-cell>
              <table:table-cell office:value-type="float" office:value="0.185763271297793">
                <text:p>0.185763271297793</text:p>
              </table:table-cell>
              <table:table-cell office:value-type="float" office:value="0.553286727355027">
                <text:p>0.553286727355027</text:p>
              </table:table-cell>
              <table:table-cell office:value-type="float" office:value="0.381318430487091">
                <text:p>0.38131843048709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78352671051731">
                <text:p>0.278352671051731</text:p>
              </table:table-cell>
              <table:table-cell office:value-type="float" office:value="0.259175352292182">
                <text:p>0.259175352292182</text:p>
              </table:table-cell>
              <table:table-cell office:value-type="float" office:value="0.579025524191876">
                <text:p>0.579025524191876</text:p>
              </table:table-cell>
              <table:table-cell office:value-type="float" office:value="0.387977222657462">
                <text:p>0.3879772226574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5837293898797">
                <text:p>1.15837293898797</text:p>
              </table:table-cell>
              <table:table-cell office:value-type="float" office:value="0.159446670674097">
                <text:p>0.159446670674097</text:p>
              </table:table-cell>
              <table:table-cell office:value-type="float" office:value="0.830768952345835">
                <text:p>0.830768952345835</text:p>
              </table:table-cell>
              <table:table-cell office:value-type="float" office:value="0.881910015357257">
                <text:p>0.88191001535725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43911500354134">
                <text:p>0.943911500354134</text:p>
              </table:table-cell>
              <table:table-cell office:value-type="float" office:value="0.143231888289659">
                <text:p>0.143231888289659</text:p>
              </table:table-cell>
              <table:table-cell office:value-type="float" office:value="0.855080441482602">
                <text:p>0.855080441482602</text:p>
              </table:table-cell>
              <table:table-cell office:value-type="float" office:value="0.874236672518516">
                <text:p>0.8742366725185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7116060416142">
                <text:p>1.77116060416142</text:p>
              </table:table-cell>
              <table:table-cell office:value-type="float" office:value="0.385661467894737">
                <text:p>0.385661467894737</text:p>
              </table:table-cell>
              <table:table-cell office:value-type="float" office:value="0.946951505230862">
                <text:p>0.946951505230862</text:p>
              </table:table-cell>
              <table:table-cell office:value-type="float" office:value="1.00194754669406">
                <text:p>1.0019475466940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7975005144777">
                <text:p>1.47975005144777</text:p>
              </table:table-cell>
              <table:table-cell office:value-type="float" office:value="0.428212202532446">
                <text:p>0.428212202532446</text:p>
              </table:table-cell>
              <table:table-cell office:value-type="float" office:value="0.909442749521406">
                <text:p>0.909442749521406</text:p>
              </table:table-cell>
              <table:table-cell office:value-type="float" office:value="0.89846191213089">
                <text:p>0.8984619121308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28356386865691">
                <text:p>1.28356386865691</text:p>
              </table:table-cell>
              <table:table-cell office:value-type="float" office:value="0.404342674996958">
                <text:p>0.404342674996958</text:p>
              </table:table-cell>
              <table:table-cell office:value-type="float" office:value="0.975244854315305">
                <text:p>0.975244854315305</text:p>
              </table:table-cell>
              <table:table-cell office:value-type="float" office:value="1.58072377120093">
                <text:p>1.5807237712009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0518994130578">
                <text:p>1.70518994130578</text:p>
              </table:table-cell>
              <table:table-cell office:value-type="float" office:value="0.389480978849644">
                <text:p>0.389480978849644</text:p>
              </table:table-cell>
              <table:table-cell office:value-type="float" office:value="0.972299909174482">
                <text:p>0.972299909174482</text:p>
              </table:table-cell>
              <table:table-cell office:value-type="float" office:value="1.64552861029694">
                <text:p>1.6455286102969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97632310619843">
                <text:p>1.97632310619843</text:p>
              </table:table-cell>
              <table:table-cell office:value-type="float" office:value="0.459602292905399">
                <text:p>0.459602292905399</text:p>
              </table:table-cell>
              <table:table-cell office:value-type="float" office:value="0.95933216732511">
                <text:p>0.95933216732511</text:p>
              </table:table-cell>
              <table:table-cell office:value-type="float" office:value="1.62001751633647">
                <text:p>1.6200175163364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59539378358555">
                <text:p>1.59539378358555</text:p>
              </table:table-cell>
              <table:table-cell office:value-type="float" office:value="0.513201657003972">
                <text:p>0.513201657003972</text:p>
              </table:table-cell>
              <table:table-cell office:value-type="float" office:value="0.873398781673271">
                <text:p>0.873398781673271</text:p>
              </table:table-cell>
              <table:table-cell office:value-type="float" office:value="1.06975607650379">
                <text:p>1.069756076503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66498635615784">
                <text:p>1.66498635615784</text:p>
              </table:table-cell>
              <table:table-cell office:value-type="float" office:value="0.345129971237231">
                <text:p>0.345129971237231</text:p>
              </table:table-cell>
              <table:table-cell office:value-type="float" office:value="0.877392169712219">
                <text:p>0.877392169712219</text:p>
              </table:table-cell>
              <table:table-cell office:value-type="float" office:value="0.928963123857716">
                <text:p>0.9289631238577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6721753903801">
                <text:p>1.46721753903801</text:p>
              </table:table-cell>
              <table:table-cell office:value-type="float" office:value="0.503762510024661">
                <text:p>0.503762510024661</text:p>
              </table:table-cell>
              <table:table-cell office:value-type="float" office:value="1.0033078285656">
                <text:p>1.0033078285656</text:p>
              </table:table-cell>
              <table:table-cell office:value-type="float" office:value="1.64624986819924">
                <text:p>1.646249868199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88049799573567">
                <text:p>1.88049799573567</text:p>
              </table:table-cell>
              <table:table-cell office:value-type="float" office:value="0.388335239690326">
                <text:p>0.388335239690326</text:p>
              </table:table-cell>
              <table:table-cell office:value-type="float" office:value="0.964506041519978">
                <text:p>0.964506041519978</text:p>
              </table:table-cell>
              <table:table-cell office:value-type="float" office:value="1.56557895248748">
                <text:p>1.565578952487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99517191540761">
                <text:p>1.99517191540761</text:p>
              </table:table-cell>
              <table:table-cell office:value-type="float" office:value="0.455272180026769">
                <text:p>0.455272180026769</text:p>
              </table:table-cell>
              <table:table-cell office:value-type="float" office:value="0.975070726592183">
                <text:p>0.975070726592183</text:p>
              </table:table-cell>
              <table:table-cell office:value-type="float" office:value="1.52978678833236">
                <text:p>1.5297867883323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8935762204202">
                <text:p>2.08935762204202</text:p>
              </table:table-cell>
              <table:table-cell office:value-type="float" office:value="0.791744078562761">
                <text:p>0.791744078562761</text:p>
              </table:table-cell>
              <table:table-cell office:value-type="float" office:value="0.963785758218431">
                <text:p>0.963785758218431</text:p>
              </table:table-cell>
              <table:table-cell office:value-type="float" office:value="1.79610160133083">
                <text:p>1.796101601330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98880674356452">
                <text:p>1.98880674356452</text:p>
              </table:table-cell>
              <table:table-cell office:value-type="float" office:value="0.482402105726846">
                <text:p>0.482402105726846</text:p>
              </table:table-cell>
              <table:table-cell office:value-type="float" office:value="0.883167699041387">
                <text:p>0.883167699041387</text:p>
              </table:table-cell>
              <table:table-cell office:value-type="float" office:value="1.75536202897827">
                <text:p>1.7553620289782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5081610510925">
                <text:p>2.05081610510925</text:p>
              </table:table-cell>
              <table:table-cell office:value-type="float" office:value="0.741354331631885">
                <text:p>0.741354331631885</text:p>
              </table:table-cell>
              <table:table-cell office:value-type="float" office:value="0.981150037868325">
                <text:p>0.981150037868325</text:p>
              </table:table-cell>
              <table:table-cell office:value-type="float" office:value="1.78510564171677">
                <text:p>1.785105641716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8166136268715">
                <text:p>2.08166136268715</text:p>
              </table:table-cell>
              <table:table-cell office:value-type="float" office:value="0.960609992700547">
                <text:p>0.960609992700547</text:p>
              </table:table-cell>
              <table:table-cell office:value-type="float" office:value="0.959895347111384">
                <text:p>0.959895347111384</text:p>
              </table:table-cell>
              <table:table-cell office:value-type="float" office:value="1.79561673573149">
                <text:p>1.7956167357314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89839708661861">
                <text:p>1.89839708661861</text:p>
              </table:table-cell>
              <table:table-cell office:value-type="float" office:value="0.901628952118823">
                <text:p>0.901628952118823</text:p>
              </table:table-cell>
              <table:table-cell office:value-type="float" office:value="0.969452616220958">
                <text:p>0.969452616220958</text:p>
              </table:table-cell>
              <table:table-cell office:value-type="float" office:value="1.72740100458955">
                <text:p>1.7274010045895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9032314038724">
                <text:p>2.09032314038724</text:p>
              </table:table-cell>
              <table:table-cell office:value-type="float" office:value="0.85177659521601">
                <text:p>0.85177659521601</text:p>
              </table:table-cell>
              <table:table-cell office:value-type="float" office:value="0.971019988025027">
                <text:p>0.971019988025027</text:p>
              </table:table-cell>
              <table:table-cell office:value-type="float" office:value="1.86514978282731">
                <text:p>1.865149782827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4691069103019">
                <text:p>2.04691069103019</text:p>
              </table:table-cell>
              <table:table-cell office:value-type="float" office:value="0.463840127753063">
                <text:p>0.463840127753063</text:p>
              </table:table-cell>
              <table:table-cell office:value-type="float" office:value="0.95644356093695">
                <text:p>0.95644356093695</text:p>
              </table:table-cell>
              <table:table-cell office:value-type="float" office:value="1.86819681626523">
                <text:p>1.8681968162652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7705598723334">
                <text:p>2.07705598723334</text:p>
              </table:table-cell>
              <table:table-cell office:value-type="float" office:value="0.720316126576883">
                <text:p>0.720316126576883</text:p>
              </table:table-cell>
              <table:table-cell office:value-type="float" office:value="0.967484724810867">
                <text:p>0.967484724810867</text:p>
              </table:table-cell>
              <table:table-cell office:value-type="float" office:value="1.69693436165497">
                <text:p>1.6969343616549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4010879402963">
                <text:p>2.04010879402963</text:p>
              </table:table-cell>
              <table:table-cell office:value-type="float" office:value="0.841348666618071">
                <text:p>0.841348666618071</text:p>
              </table:table-cell>
              <table:table-cell office:value-type="float" office:value="0.968571072600488">
                <text:p>0.968571072600488</text:p>
              </table:table-cell>
              <table:table-cell office:value-type="float" office:value="1.90489691145688">
                <text:p>1.9048969114568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7464499902834">
                <text:p>2.07464499902834</text:p>
              </table:table-cell>
              <table:table-cell office:value-type="float" office:value="0.78870246765913">
                <text:p>0.78870246765913</text:p>
              </table:table-cell>
              <table:table-cell office:value-type="float" office:value="0.947120161446949">
                <text:p>0.947120161446949</text:p>
              </table:table-cell>
              <table:table-cell office:value-type="float" office:value="1.73248657820202">
                <text:p>1.73248657820202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06967022663949">
                <text:p>2.06967022663949</text:p>
              </table:table-cell>
              <table:table-cell office:value-type="float" office:value="0.736040105957367">
                <text:p>0.736040105957367</text:p>
              </table:table-cell>
              <table:table-cell office:value-type="float" office:value="0.970988021947608">
                <text:p>0.970988021947608</text:p>
              </table:table-cell>
              <table:table-cell office:value-type="float" office:value="1.22231773041796">
                <text:p>1.22231773041796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.86670210175574">
                <text:p>1.86670210175574</text:p>
              </table:table-cell>
              <table:table-cell office:value-type="float" office:value="0.782743562787686">
                <text:p>0.782743562787686</text:p>
              </table:table-cell>
              <table:table-cell office:value-type="float" office:value="0.932494559603574">
                <text:p>0.932494559603574</text:p>
              </table:table-cell>
              <table:table-cell office:value-type="float" office:value="1.72841853424664">
                <text:p>1.7284185342466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.91468084750181">
                <text:p>1.91468084750181</text:p>
              </table:table-cell>
              <table:table-cell office:value-type="float" office:value="0.755840154212">
                <text:p>0.755840154212</text:p>
              </table:table-cell>
              <table:table-cell office:value-type="float" office:value="0.96023251108982">
                <text:p>0.96023251108982</text:p>
              </table:table-cell>
              <table:table-cell office:value-type="float" office:value="1.5151194661461">
                <text:p>1.5151194661461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01596769835183">
                <text:p>2.01596769835183</text:p>
              </table:table-cell>
              <table:table-cell office:value-type="float" office:value="1.08084430800668">
                <text:p>1.08084430800668</text:p>
              </table:table-cell>
              <table:table-cell office:value-type="float" office:value="1.03795649956854">
                <text:p>1.03795649956854</text:p>
              </table:table-cell>
              <table:table-cell office:value-type="float" office:value="2.02719605515949">
                <text:p>2.02719605515949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.93975733026938">
                <text:p>1.93975733026938</text:p>
              </table:table-cell>
              <table:table-cell office:value-type="float" office:value="0.880806754231057">
                <text:p>0.880806754231057</text:p>
              </table:table-cell>
              <table:table-cell office:value-type="float" office:value="0.967207956694262">
                <text:p>0.967207956694262</text:p>
              </table:table-cell>
              <table:table-cell office:value-type="float" office:value="1.78720052240812">
                <text:p>1.7872005224081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12650674470766">
                <text:p>2.12650674470766</text:p>
              </table:table-cell>
              <table:table-cell office:value-type="float" office:value="0.952776447464729">
                <text:p>0.952776447464729</text:p>
              </table:table-cell>
              <table:table-cell office:value-type="float" office:value="0.981561749847973">
                <text:p>0.981561749847973</text:p>
              </table:table-cell>
              <table:table-cell office:value-type="float" office:value="1.29564038061333">
                <text:p>1.2956403806133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.98372757425894">
                <text:p>1.98372757425894</text:p>
              </table:table-cell>
              <table:table-cell office:value-type="float" office:value="0.936264658393193">
                <text:p>0.936264658393193</text:p>
              </table:table-cell>
              <table:table-cell office:value-type="float" office:value="0.951409062189206">
                <text:p>0.951409062189206</text:p>
              </table:table-cell>
              <table:table-cell office:value-type="float" office:value="1.87847258691709">
                <text:p>1.8784725869170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06076169760059">
                <text:p>2.06076169760059</text:p>
              </table:table-cell>
              <table:table-cell office:value-type="float" office:value="1.3847110708781">
                <text:p>1.3847110708781</text:p>
              </table:table-cell>
              <table:table-cell office:value-type="float" office:value="0.979501646928732">
                <text:p>0.979501646928732</text:p>
              </table:table-cell>
              <table:table-cell office:value-type="float" office:value="1.83399461840269">
                <text:p>1.8339946184026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.97115436499568">
                <text:p>1.97115436499568</text:p>
              </table:table-cell>
              <table:table-cell office:value-type="float" office:value="1.37110004018091">
                <text:p>1.37110004018091</text:p>
              </table:table-cell>
              <table:table-cell office:value-type="float" office:value="0.954518666942894">
                <text:p>0.954518666942894</text:p>
              </table:table-cell>
              <table:table-cell office:value-type="float" office:value="1.83605654712036">
                <text:p>1.8360565471203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12005475887599">
                <text:p>2.12005475887599</text:p>
              </table:table-cell>
              <table:table-cell office:value-type="float" office:value="1.32048034286593">
                <text:p>1.32048034286593</text:p>
              </table:table-cell>
              <table:table-cell office:value-type="float" office:value="0.984174718944596">
                <text:p>0.984174718944596</text:p>
              </table:table-cell>
              <table:table-cell office:value-type="float" office:value="1.85759464720515">
                <text:p>1.8575946472051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8464558167521">
                <text:p>1.98464558167521</text:p>
              </table:table-cell>
              <table:table-cell office:value-type="float" office:value="0.896206525862446">
                <text:p>0.896206525862446</text:p>
              </table:table-cell>
              <table:table-cell office:value-type="float" office:value="0.977812770937341">
                <text:p>0.977812770937341</text:p>
              </table:table-cell>
              <table:table-cell office:value-type="float" office:value="1.64546336223401">
                <text:p>1.6454633622340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0450351780901">
                <text:p>1.90450351780901</text:p>
              </table:table-cell>
              <table:table-cell office:value-type="float" office:value="0.886975957982923">
                <text:p>0.886975957982923</text:p>
              </table:table-cell>
              <table:table-cell office:value-type="float" office:value="0.959679234132094">
                <text:p>0.959679234132094</text:p>
              </table:table-cell>
              <table:table-cell office:value-type="float" office:value="1.84444990458318">
                <text:p>1.8444499045831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3264056156139">
                <text:p>2.03264056156139</text:p>
              </table:table-cell>
              <table:table-cell office:value-type="float" office:value="1.05033448013085">
                <text:p>1.05033448013085</text:p>
              </table:table-cell>
              <table:table-cell office:value-type="float" office:value="0.975789427188044">
                <text:p>0.975789427188044</text:p>
              </table:table-cell>
              <table:table-cell office:value-type="float" office:value="1.87880454437852">
                <text:p>1.8788045443785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7799064124889">
                <text:p>1.97799064124889</text:p>
              </table:table-cell>
              <table:table-cell office:value-type="float" office:value="0.946475655244446">
                <text:p>0.946475655244446</text:p>
              </table:table-cell>
              <table:table-cell office:value-type="float" office:value="0.975593993424493">
                <text:p>0.975593993424493</text:p>
              </table:table-cell>
              <table:table-cell office:value-type="float" office:value="1.78780984497702">
                <text:p>1.7878098449770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10613058569201">
                <text:p>2.10613058569201</text:p>
              </table:table-cell>
              <table:table-cell office:value-type="float" office:value="1.12756733709031">
                <text:p>1.12756733709031</text:p>
              </table:table-cell>
              <table:table-cell office:value-type="float" office:value="0.970219036765459">
                <text:p>0.970219036765459</text:p>
              </table:table-cell>
              <table:table-cell office:value-type="float" office:value="1.86174071595396">
                <text:p>1.8617407159539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4718235721771">
                <text:p>2.04718235721771</text:p>
              </table:table-cell>
              <table:table-cell office:value-type="float" office:value="0.8939388681592">
                <text:p>0.8939388681592</text:p>
              </table:table-cell>
              <table:table-cell office:value-type="float" office:value="0.983768078039519">
                <text:p>0.983768078039519</text:p>
              </table:table-cell>
              <table:table-cell office:value-type="float" office:value="1.58745114426325">
                <text:p>1.5874511442632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9646111517483">
                <text:p>1.99646111517483</text:p>
              </table:table-cell>
              <table:table-cell office:value-type="float" office:value="0.981548644751493">
                <text:p>0.981548644751493</text:p>
              </table:table-cell>
              <table:table-cell office:value-type="float" office:value="0.966075404718938">
                <text:p>0.966075404718938</text:p>
              </table:table-cell>
              <table:table-cell office:value-type="float" office:value="1.82867312185585">
                <text:p>1.828673121855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9401713593934">
                <text:p>2.09401713593934</text:p>
              </table:table-cell>
              <table:table-cell office:value-type="float" office:value="1.13119709702933">
                <text:p>1.13119709702933</text:p>
              </table:table-cell>
              <table:table-cell office:value-type="float" office:value="0.968992706320086">
                <text:p>0.968992706320086</text:p>
              </table:table-cell>
              <table:table-cell office:value-type="float" office:value="1.85393480492365">
                <text:p>1.8539348049236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3031918253232">
                <text:p>2.03031918253232</text:p>
              </table:table-cell>
              <table:table-cell office:value-type="float" office:value="1.14598695329129">
                <text:p>1.14598695329129</text:p>
              </table:table-cell>
              <table:table-cell office:value-type="float" office:value="0.978175409163483">
                <text:p>0.978175409163483</text:p>
              </table:table-cell>
              <table:table-cell office:value-type="float" office:value="1.80051051115555">
                <text:p>1.8005105111555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9142647298569">
                <text:p>2.09142647298569</text:p>
              </table:table-cell>
              <table:table-cell office:value-type="float" office:value="1.08684394057501">
                <text:p>1.08684394057501</text:p>
              </table:table-cell>
              <table:table-cell office:value-type="float" office:value="0.97335340975868">
                <text:p>0.97335340975868</text:p>
              </table:table-cell>
              <table:table-cell office:value-type="float" office:value="1.56763695230977">
                <text:p>1.567636952309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15858699544168">
                <text:p>2.15858699544168</text:p>
              </table:table-cell>
              <table:table-cell office:value-type="float" office:value="1.9007912886788">
                <text:p>1.9007912886788</text:p>
              </table:table-cell>
              <table:table-cell office:value-type="float" office:value="1.01062829612136">
                <text:p>1.01062829612136</text:p>
              </table:table-cell>
              <table:table-cell office:value-type="float" office:value="1.9869668652532">
                <text:p>1.986966865253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2631565379918">
                <text:p>2.02631565379918</text:p>
              </table:table-cell>
              <table:table-cell office:value-type="float" office:value="1.93572961494159">
                <text:p>1.93572961494159</text:p>
              </table:table-cell>
              <table:table-cell office:value-type="float" office:value="0.933755045619006">
                <text:p>0.933755045619006</text:p>
              </table:table-cell>
              <table:table-cell office:value-type="float" office:value="1.83362353523969">
                <text:p>1.8336235352396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1008288065638">
                <text:p>2.1008288065638</text:p>
              </table:table-cell>
              <table:table-cell office:value-type="float" office:value="2.00752416363201">
                <text:p>2.00752416363201</text:p>
              </table:table-cell>
              <table:table-cell office:value-type="float" office:value="0.985084759195914">
                <text:p>0.985084759195914</text:p>
              </table:table-cell>
              <table:table-cell office:value-type="float" office:value="1.96767422333977">
                <text:p>1.967674223339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11078881468647">
                <text:p>2.11078881468647</text:p>
              </table:table-cell>
              <table:table-cell office:value-type="float" office:value="2.04581805691422">
                <text:p>2.04581805691422</text:p>
              </table:table-cell>
              <table:table-cell office:value-type="float" office:value="0.989801463800187">
                <text:p>0.989801463800187</text:p>
              </table:table-cell>
              <table:table-cell office:value-type="float" office:value="1.94210647285076">
                <text:p>1.9421064728507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10733759711071">
                <text:p>2.10733759711071</text:p>
              </table:table-cell>
              <table:table-cell office:value-type="float" office:value="1.99399726867856">
                <text:p>1.99399726867856</text:p>
              </table:table-cell>
              <table:table-cell office:value-type="float" office:value="0.984795236159849">
                <text:p>0.984795236159849</text:p>
              </table:table-cell>
              <table:table-cell office:value-type="float" office:value="1.94179433129565">
                <text:p>1.94179433129565</text:p>
              </table:table-cell>
            </table:table-row>
            <table:table-row>
              <table:table-cell office:value-type="string">
                <text:p>RANG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482cm" svg:y="2.66cm" style:legend-expansion="high" chart:style-name="ch2"/>
        <chart:plot-area chart:style-name="ch3" table:cell-range-address="Averages.A1:Averages.E8" chart:data-source-has-labels="both" svg:x="0.32cm" svg:y="0.18cm" svg:width="9.842cm" svg:height="8.64cm">
          <chartooo:coordinate-region svg:x="1.047cm" svg:y="0.379cm" svg:width="9.115cm" svg:height="7.396cm"/>
          <chart:axis chart:dimension="x" chart:name="primary-x" chart:style-name="ch4" chartooo:axis-type="auto">
            <chartooo:date-scale/>
            <chart:categories table:cell-range-address="Averages.A2:Average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erages.B2:Averages.B8" chart:label-cell-address="Averages.B1:Averages.B1" chart:class="chart:bar">
            <chart:data-point chart:repeated="7"/>
          </chart:series>
          <chart:series chart:style-name="ch8" chart:values-cell-range-address="Averages.C2:Averages.C8" chart:label-cell-address="Averages.C1:Averages.C1" chart:class="chart:bar">
            <chart:data-point chart:repeated="7"/>
          </chart:series>
          <chart:series chart:style-name="ch9" chart:values-cell-range-address="Averages.D2:Averages.D8" chart:label-cell-address="Averages.D1:Averages.D1" chart:class="chart:bar">
            <chart:data-point chart:repeated="7"/>
          </chart:series>
          <chart:series chart:style-name="ch10" chart:values-cell-range-address="Averages.E2:Averages.E8" chart:label-cell-address="Averages.E1:Averages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NC/MT (GROUPED BY RANGE)</text:p>
                <draw:g>
                  <svg:desc>Averages.B1:Averages.B1</svg:desc>
                </draw:g>
              </table:table-cell>
              <table:table-cell office:value-type="string">
                <text:p>AVERAGE NC/TP (GROUPED BY RANGE)</text:p>
                <draw:g>
                  <svg:desc>Averages.C1:Averages.C1</svg:desc>
                </draw:g>
              </table:table-cell>
              <table:table-cell office:value-type="string">
                <text:p>AVERAGE NC/SS (GROUPED BY RANGE)</text:p>
                <draw:g>
                  <svg:desc>Averages.D1:Averages.D1</svg:desc>
                </draw:g>
              </table:table-cell>
              <table:table-cell office:value-type="string">
                <text:p>AVERAGE NC/PS (GROUPED BY RANGE)</text:p>
                <draw:g>
                  <svg:desc>Averages.E1:Averages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verages.A2:Averages.A8</svg:desc>
                </draw:g>
              </table:table-cell>
              <table:table-cell office:value-type="float" office:value="0.344543191562836">
                <text:p>0.344543191562836</text:p>
                <draw:g>
                  <svg:desc>Averages.B2:Averages.B8</svg:desc>
                </draw:g>
              </table:table-cell>
              <table:table-cell office:value-type="float" office:value="0.0628717389573527">
                <text:p>0.0628717389573527</text:p>
                <draw:g>
                  <svg:desc>Averages.C2:Averages.C8</svg:desc>
                </draw:g>
              </table:table-cell>
              <table:table-cell office:value-type="float" office:value="0.393694476285586">
                <text:p>0.393694476285586</text:p>
                <draw:g>
                  <svg:desc>Averages.D2:Averages.D8</svg:desc>
                </draw:g>
              </table:table-cell>
              <table:table-cell office:value-type="float" office:value="0.163702823113489">
                <text:p>0.163702823113489</text:p>
                <draw:g>
                  <svg:desc>Averages.E2:Averages.E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61727057324581">
                <text:p>0.861727057324581</text:p>
              </table:table-cell>
              <table:table-cell office:value-type="float" office:value="0.19955958046614">
                <text:p>0.19955958046614</text:p>
              </table:table-cell>
              <table:table-cell office:value-type="float" office:value="0.745632988852146">
                <text:p>0.745632988852146</text:p>
              </table:table-cell>
              <table:table-cell office:value-type="float" office:value="0.653665271234171">
                <text:p>0.6536652712341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1374521795756">
                <text:p>1.71374521795756</text:p>
              </table:table-cell>
              <table:table-cell office:value-type="float" office:value="0.467908378583017">
                <text:p>0.467908378583017</text:p>
              </table:table-cell>
              <table:table-cell office:value-type="float" office:value="0.947378098661799">
                <text:p>0.947378098661799</text:p>
              </table:table-cell>
              <table:table-cell office:value-type="float" office:value="1.42811682206766">
                <text:p>1.428116822067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2200088767335">
                <text:p>2.02200088767335</text:p>
              </table:table-cell>
              <table:table-cell office:value-type="float" office:value="0.787554395478822">
                <text:p>0.787554395478822</text:p>
              </table:table-cell>
              <table:table-cell office:value-type="float" office:value="0.952937137653416">
                <text:p>0.952937137653416</text:p>
              </table:table-cell>
              <table:table-cell office:value-type="float" office:value="1.78572703876868">
                <text:p>1.7857270387686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1948995986359">
                <text:p>2.01948995986359</text:p>
              </table:table-cell>
              <table:table-cell office:value-type="float" office:value="0.927468090629816">
                <text:p>0.927468090629816</text:p>
              </table:table-cell>
              <table:table-cell office:value-type="float" office:value="0.969165178965987">
                <text:p>0.969165178965987</text:p>
              </table:table-cell>
              <table:table-cell office:value-type="float" office:value="1.72199927456334">
                <text:p>1.7219992745633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04392585656029">
                <text:p>2.04392585656029</text:p>
              </table:table-cell>
              <table:table-cell office:value-type="float" office:value="1.11516602229336">
                <text:p>1.11516602229336</text:p>
              </table:table-cell>
              <table:table-cell office:value-type="float" office:value="0.976227499563216">
                <text:p>0.976227499563216</text:p>
              </table:table-cell>
              <table:table-cell office:value-type="float" office:value="1.7997978409654">
                <text:p>1.799797840965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8631771804004">
                <text:p>2.08631771804004</text:p>
              </table:table-cell>
              <table:table-cell office:value-type="float" office:value="1.9957672760416">
                <text:p>1.9957672760416</text:p>
              </table:table-cell>
              <table:table-cell office:value-type="float" office:value="0.973359126193739">
                <text:p>0.973359126193739</text:p>
              </table:table-cell>
              <table:table-cell office:value-type="float" office:value="1.92129964068147">
                <text:p>1.921299640681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legend chart:legend-position="end" svg:x="10.494cm" svg:y="2.662cm" style:legend-expansion="high" chart:style-name="ch2"/>
        <chart:plot-area chart:style-name="ch3" table:cell-range-address="Averages.A9:Averages.E17" chart:data-source-has-labels="both" svg:x="0.32cm" svg:y="0.18cm" svg:width="9.854cm" svg:height="8.645cm">
          <chartooo:coordinate-region svg:x="1.047cm" svg:y="0.379cm" svg:width="8.947cm" svg:height="7.401cm"/>
          <chart:axis chart:dimension="x" chart:name="primary-x" chart:style-name="ch4" chartooo:axis-type="auto">
            <chartooo:date-scale/>
            <chart:categories table:cell-range-address="Averages.A10:Average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erages.B10:Averages.B17" chart:label-cell-address="Averages.B9:Averages.B9" chart:class="chart:bar">
            <chart:data-point chart:repeated="8"/>
          </chart:series>
          <chart:series chart:style-name="ch8" chart:values-cell-range-address="Averages.C10:Averages.C17" chart:label-cell-address="Averages.C9:Averages.C9" chart:class="chart:bar">
            <chart:data-point chart:repeated="8"/>
          </chart:series>
          <chart:series chart:style-name="ch9" chart:values-cell-range-address="Averages.D10:Averages.D17" chart:label-cell-address="Averages.D9:Averages.D9" chart:class="chart:bar">
            <chart:data-point chart:repeated="8"/>
          </chart:series>
          <chart:series chart:style-name="ch10" chart:values-cell-range-address="Averages.E10:Averages.E17" chart:label-cell-address="Averages.E9:Averages.E9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NC/MT (GROUPED BY END VALUE)</text:p>
                <draw:g>
                  <svg:desc>Averages.B9:Averages.B9</svg:desc>
                </draw:g>
              </table:table-cell>
              <table:table-cell office:value-type="string">
                <text:p>AVERAGE NC/TP (GROUPED BY END VALUE)</text:p>
                <draw:g>
                  <svg:desc>Averages.C9:Averages.C9</svg:desc>
                </draw:g>
              </table:table-cell>
              <table:table-cell office:value-type="string">
                <text:p>AVERAGE NC/SS (GROUPED BY END VALUE)</text:p>
                <draw:g>
                  <svg:desc>Averages.D9:Averages.D9</svg:desc>
                </draw:g>
              </table:table-cell>
              <table:table-cell office:value-type="string">
                <text:p>AVERAGE NC/PS (GROUPED BY END VALUE)</text:p>
                <draw:g>
                  <svg:desc>Averages.E9:Averages.E9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Averages.A10:Averages.A17</svg:desc>
                </draw:g>
              </table:table-cell>
              <table:table-cell office:value-type="float" office:value="0.344543191562836">
                <text:p>0.344543191562836</text:p>
                <draw:g>
                  <svg:desc>Averages.B10:Averages.B17</svg:desc>
                </draw:g>
              </table:table-cell>
              <table:table-cell office:value-type="float" office:value="0.0628717389573527">
                <text:p>0.0628717389573527</text:p>
                <draw:g>
                  <svg:desc>Averages.C10:Averages.C17</svg:desc>
                </draw:g>
              </table:table-cell>
              <table:table-cell office:value-type="float" office:value="0.393694476285586">
                <text:p>0.393694476285586</text:p>
                <draw:g>
                  <svg:desc>Averages.D10:Averages.D17</svg:desc>
                </draw:g>
              </table:table-cell>
              <table:table-cell office:value-type="float" office:value="0.163702823113489">
                <text:p>0.163702823113489</text:p>
                <draw:g>
                  <svg:desc>Averages.E10:Averages.E17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61727057324581">
                <text:p>0.861727057324581</text:p>
              </table:table-cell>
              <table:table-cell office:value-type="float" office:value="0.19955958046614">
                <text:p>0.19955958046614</text:p>
              </table:table-cell>
              <table:table-cell office:value-type="float" office:value="0.745632988852146">
                <text:p>0.745632988852146</text:p>
              </table:table-cell>
              <table:table-cell office:value-type="float" office:value="0.653665271234171">
                <text:p>0.65366527123417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71374521795756">
                <text:p>1.71374521795756</text:p>
              </table:table-cell>
              <table:table-cell office:value-type="float" office:value="0.467908378583017">
                <text:p>0.467908378583017</text:p>
              </table:table-cell>
              <table:table-cell office:value-type="float" office:value="0.947378098661799">
                <text:p>0.947378098661799</text:p>
              </table:table-cell>
              <table:table-cell office:value-type="float" office:value="1.42811682206766">
                <text:p>1.42811682206766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2.02200088767335">
                <text:p>2.02200088767335</text:p>
              </table:table-cell>
              <table:table-cell office:value-type="float" office:value="0.787554395478822">
                <text:p>0.787554395478822</text:p>
              </table:table-cell>
              <table:table-cell office:value-type="float" office:value="0.952937137653416">
                <text:p>0.952937137653416</text:p>
              </table:table-cell>
              <table:table-cell office:value-type="float" office:value="1.78572703876868">
                <text:p>1.7857270387686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1720054205474">
                <text:p>2.01720054205474</text:p>
              </table:table-cell>
              <table:table-cell office:value-type="float" office:value="0.800325872126667">
                <text:p>0.800325872126667</text:p>
              </table:table-cell>
              <table:table-cell office:value-type="float" office:value="0.969006081854703">
                <text:p>0.969006081854703</text:p>
              </table:table-cell>
              <table:table-cell office:value-type="float" office:value="1.67784073565708">
                <text:p>1.67784073565708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2.02406879548128">
                <text:p>2.02406879548128</text:p>
              </table:table-cell>
              <table:table-cell office:value-type="float" office:value="1.18175252763612">
                <text:p>1.18175252763612</text:p>
              </table:table-cell>
              <table:table-cell office:value-type="float" office:value="0.969483373188554">
                <text:p>0.969483373188554</text:p>
              </table:table-cell>
              <table:table-cell office:value-type="float" office:value="1.81031635237586">
                <text:p>1.8103163523758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04392585656029">
                <text:p>2.04392585656029</text:p>
              </table:table-cell>
              <table:table-cell office:value-type="float" office:value="1.11516602229336">
                <text:p>1.11516602229336</text:p>
              </table:table-cell>
              <table:table-cell office:value-type="float" office:value="0.976227499563216">
                <text:p>0.976227499563216</text:p>
              </table:table-cell>
              <table:table-cell office:value-type="float" office:value="1.7997978409654">
                <text:p>1.7997978409654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2.08631771804004">
                <text:p>2.08631771804004</text:p>
              </table:table-cell>
              <table:table-cell office:value-type="float" office:value="1.9957672760416">
                <text:p>1.9957672760416</text:p>
              </table:table-cell>
              <table:table-cell office:value-type="float" office:value="0.973359126193739">
                <text:p>0.973359126193739</text:p>
              </table:table-cell>
              <table:table-cell office:value-type="float" office:value="1.92129964068147">
                <text:p>1.921299640681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